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353" calcext:value-type="float">
            <text:p>4.353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52" calcext:value-type="float">
            <text:p>1.552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63" calcext:value-type="float">
            <text:p>1.663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701" calcext:value-type="float">
            <text:p>935.701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642" calcext:value-type="float">
            <text:p>14.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359" calcext:value-type="float">
            <text:p>4.359E-04</text:p>
          </table:table-cell>
          <table:table-cell office:value-type="float" office:value="0.000646" calcext:value-type="float">
            <text:p>6.460E-04</text:p>
          </table:table-cell>
          <table:table-cell office:value-type="float" office:value="0.1592" calcext:value-type="float">
            <text:p>1.592E-01</text:p>
          </table:table-cell>
          <table:table-cell office:value-type="float" office:value="0.1932" calcext:value-type="float">
            <text:p>1.932E-01</text:p>
          </table:table-cell>
          <table:table-cell office:value-type="float" office:value="0.0001706" calcext:value-type="float">
            <text:p>1.706E-04</text:p>
          </table:table-cell>
          <table:table-cell office:value-type="float" office:value="0.0002069" calcext:value-type="float">
            <text:p>2.069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05" calcext:value-type="float">
            <text:p>935.705</text:p>
          </table:table-cell>
          <table:table-cell office:value-type="float" office:value="936.818" calcext:value-type="float">
            <text:p>936.818</text:p>
          </table:table-cell>
          <table:table-cell office:value-type="float" office:value="14.643" calcext:value-type="float">
            <text:p>14.643</text:p>
          </table:table-cell>
          <table:table-cell office:value-type="float" office:value="17.754" calcext:value-type="float">
            <text:p>17.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647" calcext:value-type="float">
            <text:p>6.470E-04</text:p>
          </table:table-cell>
          <table:table-cell office:value-type="float" office:value="0.001022" calcext:value-type="float">
            <text:p>1.022E-03</text:p>
          </table:table-cell>
          <table:table-cell office:value-type="float" office:value="0.1963" calcext:value-type="float">
            <text:p>1.963E-01</text:p>
          </table:table-cell>
          <table:table-cell office:value-type="float" office:value="0.2459" calcext:value-type="float">
            <text:p>2.459E-01</text:p>
          </table:table-cell>
          <table:table-cell office:value-type="float" office:value="0.0002102" calcext:value-type="float">
            <text:p>2.102E-04</text:p>
          </table:table-cell>
          <table:table-cell office:value-type="float" office:value="0.0002632" calcext:value-type="float">
            <text:p>2.632E-04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0.364" calcext:value-type="float">
            <text:p>0.364</text:p>
          </table:table-cell>
          <table:table-cell office:value-type="float" office:value="936.823" calcext:value-type="float">
            <text:p>936.823</text:p>
          </table:table-cell>
          <table:table-cell office:value-type="float" office:value="938.405" calcext:value-type="float">
            <text:p>938.405</text:p>
          </table:table-cell>
          <table:table-cell office:value-type="float" office:value="17.767" calcext:value-type="float">
            <text:p>17.767</text:p>
          </table:table-cell>
          <table:table-cell office:value-type="float" office:value="22.239" calcext:value-type="float">
            <text:p>22.2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023" calcext:value-type="float">
            <text:p>1.023E-03</text:p>
          </table:table-cell>
          <table:table-cell office:value-type="float" office:value="0.001032" calcext:value-type="float">
            <text:p>1.032E-03</text:p>
          </table:table-cell>
          <table:table-cell office:value-type="float" office:value="0.2684" calcext:value-type="float">
            <text:p>2.684E-01</text:p>
          </table:table-cell>
          <table:table-cell office:value-type="float" office:value="0.2696" calcext:value-type="float">
            <text:p>2.696E-01</text:p>
          </table:table-cell>
          <table:table-cell office:value-type="float" office:value="0.0002871" calcext:value-type="float">
            <text:p>2.871E-04</text:p>
          </table:table-cell>
          <table:table-cell office:value-type="float" office:value="0.0002884" calcext:value-type="float">
            <text:p>2.884E-04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0.333" calcext:value-type="float">
            <text:p>0.333</text:p>
          </table:table-cell>
          <table:table-cell office:value-type="float" office:value="938.411" calcext:value-type="float">
            <text:p>938.411</text:p>
          </table:table-cell>
          <table:table-cell office:value-type="float" office:value="938.442" calcext:value-type="float">
            <text:p>938.442</text:p>
          </table:table-cell>
          <table:table-cell office:value-type="float" office:value="22.243" calcext:value-type="float">
            <text:p>22.243</text:p>
          </table:table-cell>
          <table:table-cell office:value-type="float" office:value="22.34" calcext:value-type="float">
            <text:p>22.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034" calcext:value-type="float">
            <text:p>1.034E-03</text:p>
          </table:table-cell>
          <table:table-cell office:value-type="float" office:value="0.001035" calcext:value-type="float">
            <text:p>1.035E-03</text:p>
          </table:table-cell>
          <table:table-cell office:value-type="float" office:value="0.27" calcext:value-type="float">
            <text:p>2.700E-01</text:p>
          </table:table-cell>
          <table:table-cell office:value-type="float" office:value="0.2702" calcext:value-type="float">
            <text:p>2.702E-01</text:p>
          </table:table-cell>
          <table:table-cell office:value-type="float" office:value="0.0002888" calcext:value-type="float">
            <text:p>2.888E-04</text:p>
          </table:table-cell>
          <table:table-cell office:value-type="float" office:value="0.000289" calcext:value-type="float">
            <text:p>2.890E-04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0.333" calcext:value-type="float">
            <text:p>0.333</text:p>
          </table:table-cell>
          <table:table-cell office:value-type="float" office:value="938.448" calcext:value-type="float">
            <text:p>938.448</text:p>
          </table:table-cell>
          <table:table-cell office:value-type="float" office:value="938.453" calcext:value-type="float">
            <text:p>938.453</text:p>
          </table:table-cell>
          <table:table-cell office:value-type="float" office:value="22.369" calcext:value-type="float">
            <text:p>22.369</text:p>
          </table:table-cell>
          <table:table-cell office:value-type="float" office:value="22.385" calcext:value-type="float">
            <text:p>22.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037" calcext:value-type="float">
            <text:p>1.037E-03</text:p>
          </table:table-cell>
          <table:table-cell office:value-type="float" office:value="0.001118" calcext:value-type="float">
            <text:p>1.118E-03</text:p>
          </table:table-cell>
          <table:table-cell office:value-type="float" office:value="0.2741" calcext:value-type="float">
            <text:p>2.741E-01</text:p>
          </table:table-cell>
          <table:table-cell office:value-type="float" office:value="0.2845" calcext:value-type="float">
            <text:p>2.845E-01</text:p>
          </table:table-cell>
          <table:table-cell office:value-type="float" office:value="0.0002932" calcext:value-type="float">
            <text:p>2.932E-04</text:p>
          </table:table-cell>
          <table:table-cell office:value-type="float" office:value="0.0003043" calcext:value-type="float">
            <text:p>3.043E-04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0.329" calcext:value-type="float">
            <text:p>0.329</text:p>
          </table:table-cell>
          <table:table-cell office:value-type="float" office:value="938.458" calcext:value-type="float">
            <text:p>938.458</text:p>
          </table:table-cell>
          <table:table-cell office:value-type="float" office:value="938.729" calcext:value-type="float">
            <text:p>938.729</text:p>
          </table:table-cell>
          <table:table-cell office:value-type="float" office:value="22.401" calcext:value-type="float">
            <text:p>22.401</text:p>
          </table:table-cell>
          <table:table-cell office:value-type="float" office:value="23.246" calcext:value-type="float">
            <text:p>23.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119" calcext:value-type="float">
            <text:p>1.119E-03</text:p>
          </table:table-cell>
          <table:table-cell office:value-type="float" office:value="0.001187" calcext:value-type="float">
            <text:p>1.187E-03</text:p>
          </table:table-cell>
          <table:table-cell office:value-type="float" office:value="0.2886" calcext:value-type="float">
            <text:p>2.886E-01</text:p>
          </table:table-cell>
          <table:table-cell office:value-type="float" office:value="0.2972" calcext:value-type="float">
            <text:p>2.972E-01</text:p>
          </table:table-cell>
          <table:table-cell office:value-type="float" office:value="0.0003086" calcext:value-type="float">
            <text:p>3.086E-04</text:p>
          </table:table-cell>
          <table:table-cell office:value-type="float" office:value="0.0003177" calcext:value-type="float">
            <text:p>3.177E-04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324" calcext:value-type="float">
            <text:p>0.324</text:p>
          </table:table-cell>
          <table:table-cell office:value-type="float" office:value="938.734" calcext:value-type="float">
            <text:p>938.734</text:p>
          </table:table-cell>
          <table:table-cell office:value-type="float" office:value="938.951" calcext:value-type="float">
            <text:p>938.951</text:p>
          </table:table-cell>
          <table:table-cell office:value-type="float" office:value="23.263" calcext:value-type="float">
            <text:p>23.263</text:p>
          </table:table-cell>
          <table:table-cell office:value-type="float" office:value="23.948" calcext:value-type="float">
            <text:p>23.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189" calcext:value-type="float">
            <text:p>1.189E-03</text:p>
          </table:table-cell>
          <table:table-cell office:value-type="float" office:value="0.001257" calcext:value-type="float">
            <text:p>1.257E-03</text:p>
          </table:table-cell>
          <table:table-cell office:value-type="float" office:value="0.3011" calcext:value-type="float">
            <text:p>3.011E-01</text:p>
          </table:table-cell>
          <table:table-cell office:value-type="float" office:value="0.3095" calcext:value-type="float">
            <text:p>3.095E-01</text:p>
          </table:table-cell>
          <table:table-cell office:value-type="float" office:value="0.0003219" calcext:value-type="float">
            <text:p>3.219E-04</text:p>
          </table:table-cell>
          <table:table-cell office:value-type="float" office:value="0.0003309" calcext:value-type="float">
            <text:p>3.309E-04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0.321" calcext:value-type="float">
            <text:p>0.321</text:p>
          </table:table-cell>
          <table:table-cell office:value-type="float" office:value="938.957" calcext:value-type="float">
            <text:p>938.957</text:p>
          </table:table-cell>
          <table:table-cell office:value-type="float" office:value="939.166" calcext:value-type="float">
            <text:p>939.166</text:p>
          </table:table-cell>
          <table:table-cell office:value-type="float" office:value="23.978" calcext:value-type="float">
            <text:p>23.978</text:p>
          </table:table-cell>
          <table:table-cell office:value-type="float" office:value="24.648" calcext:value-type="float">
            <text:p>24.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259" calcext:value-type="float">
            <text:p>1.259E-03</text:p>
          </table:table-cell>
          <table:table-cell office:value-type="float" office:value="0.001332" calcext:value-type="float">
            <text:p>1.332E-03</text:p>
          </table:table-cell>
          <table:table-cell office:value-type="float" office:value="0.3138" calcext:value-type="float">
            <text:p>3.138E-01</text:p>
          </table:table-cell>
          <table:table-cell office:value-type="float" office:value="0.3226" calcext:value-type="float">
            <text:p>3.226E-01</text:p>
          </table:table-cell>
          <table:table-cell office:value-type="float" office:value="0.0003354" calcext:value-type="float">
            <text:p>3.354E-04</text:p>
          </table:table-cell>
          <table:table-cell office:value-type="float" office:value="0.0003448" calcext:value-type="float">
            <text:p>3.448E-04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0.316" calcext:value-type="float">
            <text:p>0.316</text:p>
          </table:table-cell>
          <table:table-cell office:value-type="float" office:value="939.172" calcext:value-type="float">
            <text:p>939.172</text:p>
          </table:table-cell>
          <table:table-cell office:value-type="float" office:value="939.385" calcext:value-type="float">
            <text:p>939.385</text:p>
          </table:table-cell>
          <table:table-cell office:value-type="float" office:value="24.666" calcext:value-type="float">
            <text:p>24.666</text:p>
          </table:table-cell>
          <table:table-cell office:value-type="float" office:value="25.356" calcext:value-type="float">
            <text:p>25.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334" calcext:value-type="float">
            <text:p>1.334E-03</text:p>
          </table:table-cell>
          <table:table-cell office:value-type="float" office:value="0.001368" calcext:value-type="float">
            <text:p>1.368E-03</text:p>
          </table:table-cell>
          <table:table-cell office:value-type="float" office:value="0.3263" calcext:value-type="float">
            <text:p>3.263E-01</text:p>
          </table:table-cell>
          <table:table-cell office:value-type="float" office:value="0.3304" calcext:value-type="float">
            <text:p>3.304E-01</text:p>
          </table:table-cell>
          <table:table-cell office:value-type="float" office:value="0.0003488" calcext:value-type="float">
            <text:p>3.488E-04</text:p>
          </table:table-cell>
          <table:table-cell office:value-type="float" office:value="0.0003531" calcext:value-type="float">
            <text:p>3.531E-04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0.313" calcext:value-type="float">
            <text:p>0.313</text:p>
          </table:table-cell>
          <table:table-cell office:value-type="float" office:value="939.391" calcext:value-type="float">
            <text:p>939.391</text:p>
          </table:table-cell>
          <table:table-cell office:value-type="float" office:value="939.487" calcext:value-type="float">
            <text:p>939.487</text:p>
          </table:table-cell>
          <table:table-cell office:value-type="float" office:value="25.387" calcext:value-type="float">
            <text:p>25.387</text:p>
          </table:table-cell>
          <table:table-cell office:value-type="float" office:value="25.702" calcext:value-type="float">
            <text:p>25.7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37" calcext:value-type="float">
            <text:p>1.370E-03</text:p>
          </table:table-cell>
          <table:table-cell office:value-type="float" office:value="0.001388" calcext:value-type="float">
            <text:p>1.388E-03</text:p>
          </table:table-cell>
          <table:table-cell office:value-type="float" office:value="0.3312" calcext:value-type="float">
            <text:p>3.312E-01</text:p>
          </table:table-cell>
          <table:table-cell office:value-type="float" office:value="0.3334" calcext:value-type="float">
            <text:p>3.334E-01</text:p>
          </table:table-cell>
          <table:table-cell office:value-type="float" office:value="0.000354" calcext:value-type="float">
            <text:p>3.540E-04</text:p>
          </table:table-cell>
          <table:table-cell office:value-type="float" office:value="0.0003564" calcext:value-type="float">
            <text:p>3.564E-0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0.312" calcext:value-type="float">
            <text:p>0.312</text:p>
          </table:table-cell>
          <table:table-cell office:value-type="float" office:value="939.493" calcext:value-type="float">
            <text:p>939.493</text:p>
          </table:table-cell>
          <table:table-cell office:value-type="float" office:value="939.544" calcext:value-type="float">
            <text:p>939.544</text:p>
          </table:table-cell>
          <table:table-cell office:value-type="float" office:value="25.709" calcext:value-type="float">
            <text:p>25.709</text:p>
          </table:table-cell>
          <table:table-cell office:value-type="float" office:value="25.877" calcext:value-type="float">
            <text:p>25.8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39" calcext:value-type="float">
            <text:p>1.390E-03</text:p>
          </table:table-cell>
          <table:table-cell office:value-type="float" office:value="0.001394" calcext:value-type="float">
            <text:p>1.394E-03</text:p>
          </table:table-cell>
          <table:table-cell office:value-type="float" office:value="0.337" calcext:value-type="float">
            <text:p>3.370E-01</text:p>
          </table:table-cell>
          <table:table-cell office:value-type="float" office:value="0.3375" calcext:value-type="float">
            <text:p>3.375E-01</text:p>
          </table:table-cell>
          <table:table-cell office:value-type="float" office:value="0.0003602" calcext:value-type="float">
            <text:p>3.602E-04</text:p>
          </table:table-cell>
          <table:table-cell office:value-type="float" office:value="0.0003607" calcext:value-type="float">
            <text:p>3.607E-04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0.31" calcext:value-type="float">
            <text:p>0.310</text:p>
          </table:table-cell>
          <table:table-cell office:value-type="float" office:value="939.55" calcext:value-type="float">
            <text:p>939.550</text:p>
          </table:table-cell>
          <table:table-cell office:value-type="float" office:value="939.561" calcext:value-type="float">
            <text:p>939.561</text:p>
          </table:table-cell>
          <table:table-cell office:value-type="float" office:value="25.909" calcext:value-type="float">
            <text:p>25.909</text:p>
          </table:table-cell>
          <table:table-cell office:value-type="float" office:value="25.946" calcext:value-type="float">
            <text:p>25.946</text:p>
          </table:table-cell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189" calcext:value-type="float">
            <text:p>4.189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23" calcext:value-type="float">
            <text:p>1.523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32" calcext:value-type="float">
            <text:p>1.632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602" calcext:value-type="float">
            <text:p>935.602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371" calcext:value-type="float">
            <text:p>14.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195" calcext:value-type="float">
            <text:p>4.195E-04</text:p>
          </table:table-cell>
          <table:table-cell office:value-type="float" office:value="0.0005896" calcext:value-type="float">
            <text:p>5.896E-04</text:p>
          </table:table-cell>
          <table:table-cell office:value-type="float" office:value="0.1604" calcext:value-type="float">
            <text:p>1.604E-01</text:p>
          </table:table-cell>
          <table:table-cell office:value-type="float" office:value="0.1896" calcext:value-type="float">
            <text:p>1.896E-01</text:p>
          </table:table-cell>
          <table:table-cell office:value-type="float" office:value="0.0001719" calcext:value-type="float">
            <text:p>1.719E-04</text:p>
          </table:table-cell>
          <table:table-cell office:value-type="float" office:value="0.0002031" calcext:value-type="float">
            <text:p>2.031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606" calcext:value-type="float">
            <text:p>935.606</text:p>
          </table:table-cell>
          <table:table-cell office:value-type="float" office:value="936.513" calcext:value-type="float">
            <text:p>936.513</text:p>
          </table:table-cell>
          <table:table-cell office:value-type="float" office:value="14.361" calcext:value-type="float">
            <text:p>14.361</text:p>
          </table:table-cell>
          <table:table-cell office:value-type="float" office:value="16.965" calcext:value-type="float">
            <text:p>16.9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5905" calcext:value-type="float">
            <text:p>5.905E-04</text:p>
          </table:table-cell>
          <table:table-cell office:value-type="float" office:value="0.0007541" calcext:value-type="float">
            <text:p>7.541E-04</text:p>
          </table:table-cell>
          <table:table-cell office:value-type="float" office:value="0.1952" calcext:value-type="float">
            <text:p>1.952E-01</text:p>
          </table:table-cell>
          <table:table-cell office:value-type="float" office:value="0.2202" calcext:value-type="float">
            <text:p>2.202E-01</text:p>
          </table:table-cell>
          <table:table-cell office:value-type="float" office:value="0.000209" calcext:value-type="float">
            <text:p>2.090E-04</text:p>
          </table:table-cell>
          <table:table-cell office:value-type="float" office:value="0.0002357" calcext:value-type="float">
            <text:p>2.357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17" calcext:value-type="float">
            <text:p>936.517</text:p>
          </table:table-cell>
          <table:table-cell office:value-type="float" office:value="937.253" calcext:value-type="float">
            <text:p>937.253</text:p>
          </table:table-cell>
          <table:table-cell office:value-type="float" office:value="16.966" calcext:value-type="float">
            <text:p>16.966</text:p>
          </table:table-cell>
          <table:table-cell office:value-type="float" office:value="19.132" calcext:value-type="float">
            <text:p>19.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552" calcext:value-type="float">
            <text:p>7.552E-04</text:p>
          </table:table-cell>
          <table:table-cell office:value-type="float" office:value="0.0009255" calcext:value-type="float">
            <text:p>9.255E-04</text:p>
          </table:table-cell>
          <table:table-cell office:value-type="float" office:value="0.2271" calcext:value-type="float">
            <text:p>2.271E-01</text:p>
          </table:table-cell>
          <table:table-cell office:value-type="float" office:value="0.2511" calcext:value-type="float">
            <text:p>2.511E-01</text:p>
          </table:table-cell>
          <table:table-cell office:value-type="float" office:value="0.0002431" calcext:value-type="float">
            <text:p>2.431E-04</text:p>
          </table:table-cell>
          <table:table-cell office:value-type="float" office:value="0.0002687" calcext:value-type="float">
            <text:p>2.687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57" calcext:value-type="float">
            <text:p>937.257</text:p>
          </table:table-cell>
          <table:table-cell office:value-type="float" office:value="937.923" calcext:value-type="float">
            <text:p>937.923</text:p>
          </table:table-cell>
          <table:table-cell office:value-type="float" office:value="19.134" calcext:value-type="float">
            <text:p>19.134</text:p>
          </table:table-cell>
          <table:table-cell office:value-type="float" office:value="21.149" calcext:value-type="float">
            <text:p>21.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9269" calcext:value-type="float">
            <text:p>9.269E-04</text:p>
          </table:table-cell>
          <table:table-cell office:value-type="float" office:value="0.001129" calcext:value-type="float">
            <text:p>1.129E-03</text:p>
          </table:table-cell>
          <table:table-cell office:value-type="float" office:value="0.2594" calcext:value-type="float">
            <text:p>2.594E-01</text:p>
          </table:table-cell>
          <table:table-cell office:value-type="float" office:value="0.2861" calcext:value-type="float">
            <text:p>2.861E-01</text:p>
          </table:table-cell>
          <table:table-cell office:value-type="float" office:value="0.0002776" calcext:value-type="float">
            <text:p>2.776E-04</text:p>
          </table:table-cell>
          <table:table-cell office:value-type="float" office:value="0.000306" calcext:value-type="float">
            <text:p>3.060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928" calcext:value-type="float">
            <text:p>937.928</text:p>
          </table:table-cell>
          <table:table-cell office:value-type="float" office:value="938.621" calcext:value-type="float">
            <text:p>938.621</text:p>
          </table:table-cell>
          <table:table-cell office:value-type="float" office:value="21.152" calcext:value-type="float">
            <text:p>21.152</text:p>
          </table:table-cell>
          <table:table-cell office:value-type="float" office:value="23.314" calcext:value-type="float">
            <text:p>23.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131" calcext:value-type="float">
            <text:p>1.131E-03</text:p>
          </table:table-cell>
          <table:table-cell office:value-type="float" office:value="0.001374" calcext:value-type="float">
            <text:p>1.374E-03</text:p>
          </table:table-cell>
          <table:table-cell office:value-type="float" office:value="0.2963" calcext:value-type="float">
            <text:p>2.963E-01</text:p>
          </table:table-cell>
          <table:table-cell office:value-type="float" office:value="0.3263" calcext:value-type="float">
            <text:p>3.263E-01</text:p>
          </table:table-cell>
          <table:table-cell office:value-type="float" office:value="0.0003169" calcext:value-type="float">
            <text:p>3.169E-04</text:p>
          </table:table-cell>
          <table:table-cell office:value-type="float" office:value="0.0003488" calcext:value-type="float">
            <text:p>3.488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627" calcext:value-type="float">
            <text:p>938.627</text:p>
          </table:table-cell>
          <table:table-cell office:value-type="float" office:value="939.356" calcext:value-type="float">
            <text:p>939.356</text:p>
          </table:table-cell>
          <table:table-cell office:value-type="float" office:value="23.318" calcext:value-type="float">
            <text:p>23.318</text:p>
          </table:table-cell>
          <table:table-cell office:value-type="float" office:value="25.669" calcext:value-type="float">
            <text:p>25.6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376" calcext:value-type="float">
            <text:p>1.376E-03</text:p>
          </table:table-cell>
          <table:table-cell office:value-type="float" office:value="0.001448" calcext:value-type="float">
            <text:p>1.448E-03</text:p>
          </table:table-cell>
          <table:table-cell office:value-type="float" office:value="0.3388" calcext:value-type="float">
            <text:p>3.388E-01</text:p>
          </table:table-cell>
          <table:table-cell office:value-type="float" office:value="0.3476" calcext:value-type="float">
            <text:p>3.476E-01</text:p>
          </table:table-cell>
          <table:table-cell office:value-type="float" office:value="0.0003621" calcext:value-type="float">
            <text:p>3.621E-04</text:p>
          </table:table-cell>
          <table:table-cell office:value-type="float" office:value="0.0003715" calcext:value-type="float">
            <text:p>3.715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362" calcext:value-type="float">
            <text:p>939.362</text:p>
          </table:table-cell>
          <table:table-cell office:value-type="float" office:value="939.56" calcext:value-type="float">
            <text:p>939.560</text:p>
          </table:table-cell>
          <table:table-cell office:value-type="float" office:value="25.674" calcext:value-type="float">
            <text:p>25.674</text:p>
          </table:table-cell>
          <table:table-cell office:value-type="float" office:value="26.337" calcext:value-type="float">
            <text:p>26.337</text:p>
          </table:table-cell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353" calcext:value-type="float">
            <text:p>4.353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52" calcext:value-type="float">
            <text:p>1.552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63" calcext:value-type="float">
            <text:p>1.663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701" calcext:value-type="float">
            <text:p>935.701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642" calcext:value-type="float">
            <text:p>14.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359" calcext:value-type="float">
            <text:p>4.359E-04</text:p>
          </table:table-cell>
          <table:table-cell office:value-type="float" office:value="0.0005241" calcext:value-type="float">
            <text:p>5.241E-04</text:p>
          </table:table-cell>
          <table:table-cell office:value-type="float" office:value="0.1592" calcext:value-type="float">
            <text:p>1.592E-01</text:p>
          </table:table-cell>
          <table:table-cell office:value-type="float" office:value="0.1743" calcext:value-type="float">
            <text:p>1.743E-01</text:p>
          </table:table-cell>
          <table:table-cell office:value-type="float" office:value="0.0001706" calcext:value-type="float">
            <text:p>1.706E-04</text:p>
          </table:table-cell>
          <table:table-cell office:value-type="float" office:value="0.0001867" calcext:value-type="float">
            <text:p>1.867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05" calcext:value-type="float">
            <text:p>935.705</text:p>
          </table:table-cell>
          <table:table-cell office:value-type="float" office:value="936.198" calcext:value-type="float">
            <text:p>936.198</text:p>
          </table:table-cell>
          <table:table-cell office:value-type="float" office:value="14.643" calcext:value-type="float">
            <text:p>14.643</text:p>
          </table:table-cell>
          <table:table-cell office:value-type="float" office:value="16.024" calcext:value-type="float">
            <text:p>16.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5248" calcext:value-type="float">
            <text:p>5.248E-04</text:p>
          </table:table-cell>
          <table:table-cell office:value-type="float" office:value="0.0006883" calcext:value-type="float">
            <text:p>6.883E-04</text:p>
          </table:table-cell>
          <table:table-cell office:value-type="float" office:value="0.1791" calcext:value-type="float">
            <text:p>1.791E-01</text:p>
          </table:table-cell>
          <table:table-cell office:value-type="float" office:value="0.2046" calcext:value-type="float">
            <text:p>2.046E-01</text:p>
          </table:table-cell>
          <table:table-cell office:value-type="float" office:value="0.0001918" calcext:value-type="float">
            <text:p>1.918E-04</text:p>
          </table:table-cell>
          <table:table-cell office:value-type="float" office:value="0.0002191" calcext:value-type="float">
            <text:p>2.191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6.202" calcext:value-type="float">
            <text:p>936.202</text:p>
          </table:table-cell>
          <table:table-cell office:value-type="float" office:value="936.998" calcext:value-type="float">
            <text:p>936.998</text:p>
          </table:table-cell>
          <table:table-cell office:value-type="float" office:value="16.024" calcext:value-type="float">
            <text:p>16.024</text:p>
          </table:table-cell>
          <table:table-cell office:value-type="float" office:value="18.304" calcext:value-type="float">
            <text:p>18.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893" calcext:value-type="float">
            <text:p>6.893E-04</text:p>
          </table:table-cell>
          <table:table-cell office:value-type="float" office:value="0.0008397" calcext:value-type="float">
            <text:p>8.397E-04</text:p>
          </table:table-cell>
          <table:table-cell office:value-type="float" office:value="0.2106" calcext:value-type="float">
            <text:p>2.106E-01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0002255" calcext:value-type="float">
            <text:p>2.255E-04</text:p>
          </table:table-cell>
          <table:table-cell office:value-type="float" office:value="0.0002485" calcext:value-type="float">
            <text:p>2.485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7.002" calcext:value-type="float">
            <text:p>937.002</text:p>
          </table:table-cell>
          <table:table-cell office:value-type="float" office:value="937.637" calcext:value-type="float">
            <text:p>937.637</text:p>
          </table:table-cell>
          <table:table-cell office:value-type="float" office:value="18.305" calcext:value-type="float">
            <text:p>18.305</text:p>
          </table:table-cell>
          <table:table-cell office:value-type="float" office:value="20.172" calcext:value-type="float">
            <text:p>20.1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841" calcext:value-type="float">
            <text:p>8.410E-04</text:p>
          </table:table-cell>
          <table:table-cell office:value-type="float" office:value="0.001004" calcext:value-type="float">
            <text:p>1.004E-03</text:p>
          </table:table-cell>
          <table:table-cell office:value-type="float" office:value="0.2395" calcext:value-type="float">
            <text:p>2.395E-01</text:p>
          </table:table-cell>
          <table:table-cell office:value-type="float" office:value="0.2613" calcext:value-type="float">
            <text:p>2.613E-01</text:p>
          </table:table-cell>
          <table:table-cell office:value-type="float" office:value="0.0002563" calcext:value-type="float">
            <text:p>2.563E-04</text:p>
          </table:table-cell>
          <table:table-cell office:value-type="float" office:value="0.0002796" calcext:value-type="float">
            <text:p>2.796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642" calcext:value-type="float">
            <text:p>937.642</text:p>
          </table:table-cell>
          <table:table-cell office:value-type="float" office:value="938.249" calcext:value-type="float">
            <text:p>938.249</text:p>
          </table:table-cell>
          <table:table-cell office:value-type="float" office:value="20.174" calcext:value-type="float">
            <text:p>20.174</text:p>
          </table:table-cell>
          <table:table-cell office:value-type="float" office:value="22.01" calcext:value-type="float">
            <text:p>22.0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005" calcext:value-type="float">
            <text:p>1.005E-03</text:p>
          </table:table-cell>
          <table:table-cell office:value-type="float" office:value="0.001352" calcext:value-type="float">
            <text:p>1.352E-03</text:p>
          </table:table-cell>
          <table:table-cell office:value-type="float" office:value="0.2701" calcext:value-type="float">
            <text:p>2.701E-01</text:p>
          </table:table-cell>
          <table:table-cell office:value-type="float" office:value="0.3128" calcext:value-type="float">
            <text:p>3.128E-01</text:p>
          </table:table-cell>
          <table:table-cell office:value-type="float" office:value="0.0002889" calcext:value-type="float">
            <text:p>2.889E-04</text:p>
          </table:table-cell>
          <table:table-cell office:value-type="float" office:value="0.0003344" calcext:value-type="float">
            <text:p>3.344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8.254" calcext:value-type="float">
            <text:p>938.254</text:p>
          </table:table-cell>
          <table:table-cell office:value-type="float" office:value="939.366" calcext:value-type="float">
            <text:p>939.366</text:p>
          </table:table-cell>
          <table:table-cell office:value-type="float" office:value="22.014" calcext:value-type="float">
            <text:p>22.014</text:p>
          </table:table-cell>
          <table:table-cell office:value-type="float" office:value="25.478" calcext:value-type="float">
            <text:p>25.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354" calcext:value-type="float">
            <text:p>1.354E-03</text:p>
          </table:table-cell>
          <table:table-cell office:value-type="float" office:value="0.001421" calcext:value-type="float">
            <text:p>1.421E-03</text:p>
          </table:table-cell>
          <table:table-cell office:value-type="float" office:value="0.3239" calcext:value-type="float">
            <text:p>3.239E-01</text:p>
          </table:table-cell>
          <table:table-cell office:value-type="float" office:value="0.3319" calcext:value-type="float">
            <text:p>3.319E-01</text:p>
          </table:table-cell>
          <table:table-cell office:value-type="float" office:value="0.0003463" calcext:value-type="float">
            <text:p>3.463E-04</text:p>
          </table:table-cell>
          <table:table-cell office:value-type="float" office:value="0.0003547" calcext:value-type="float">
            <text:p>3.547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9.371" calcext:value-type="float">
            <text:p>939.371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483" calcext:value-type="float">
            <text:p>25.483</text:p>
          </table:table-cell>
          <table:table-cell office:value-type="float" office:value="26.102" calcext:value-type="float">
            <text:p>26.102</text:p>
          </table:table-cell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226" calcext:value-type="float">
            <text:p>4.226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29" calcext:value-type="float">
            <text:p>1.529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39" calcext:value-type="float">
            <text:p>1.639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625" calcext:value-type="float">
            <text:p>935.625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433" calcext:value-type="float">
            <text:p>14.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233" calcext:value-type="float">
            <text:p>4.233E-04</text:p>
          </table:table-cell>
          <table:table-cell office:value-type="float" office:value="0.0006245" calcext:value-type="float">
            <text:p>6.245E-04</text:p>
          </table:table-cell>
          <table:table-cell office:value-type="float" office:value="0.1611" calcext:value-type="float">
            <text:p>1.611E-01</text:p>
          </table:table-cell>
          <table:table-cell office:value-type="float" office:value="0.1951" calcext:value-type="float">
            <text:p>1.951E-01</text:p>
          </table:table-cell>
          <table:table-cell office:value-type="float" office:value="0.0001726" calcext:value-type="float">
            <text:p>1.726E-04</text:p>
          </table:table-cell>
          <table:table-cell office:value-type="float" office:value="0.0002089" calcext:value-type="float">
            <text:p>2.089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628" calcext:value-type="float">
            <text:p>935.628</text:p>
          </table:table-cell>
          <table:table-cell office:value-type="float" office:value="936.683" calcext:value-type="float">
            <text:p>936.683</text:p>
          </table:table-cell>
          <table:table-cell office:value-type="float" office:value="14.423" calcext:value-type="float">
            <text:p>14.423</text:p>
          </table:table-cell>
          <table:table-cell office:value-type="float" office:value="17.45" calcext:value-type="float">
            <text:p>17.4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6254" calcext:value-type="float">
            <text:p>6.254E-04</text:p>
          </table:table-cell>
          <table:table-cell office:value-type="float" office:value="0.0007721" calcext:value-type="float">
            <text:p>7.721E-04</text:p>
          </table:table-cell>
          <table:table-cell office:value-type="float" office:value="0.2008" calcext:value-type="float">
            <text:p>2.008E-01</text:p>
          </table:table-cell>
          <table:table-cell office:value-type="float" office:value="0.2228" calcext:value-type="float">
            <text:p>2.228E-01</text:p>
          </table:table-cell>
          <table:table-cell office:value-type="float" office:value="0.000215" calcext:value-type="float">
            <text:p>2.150E-04</text:p>
          </table:table-cell>
          <table:table-cell office:value-type="float" office:value="0.0002385" calcext:value-type="float">
            <text:p>2.385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87" calcext:value-type="float">
            <text:p>936.687</text:p>
          </table:table-cell>
          <table:table-cell office:value-type="float" office:value="937.334" calcext:value-type="float">
            <text:p>937.334</text:p>
          </table:table-cell>
          <table:table-cell office:value-type="float" office:value="17.452" calcext:value-type="float">
            <text:p>17.452</text:p>
          </table:table-cell>
          <table:table-cell office:value-type="float" office:value="19.355" calcext:value-type="float">
            <text:p>19.3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732" calcext:value-type="float">
            <text:p>7.732E-04</text:p>
          </table:table-cell>
          <table:table-cell office:value-type="float" office:value="0.0009532" calcext:value-type="float">
            <text:p>9.532E-04</text:p>
          </table:table-cell>
          <table:table-cell office:value-type="float" office:value="0.2297" calcext:value-type="float">
            <text:p>2.297E-01</text:p>
          </table:table-cell>
          <table:table-cell office:value-type="float" office:value="0.2548" calcext:value-type="float">
            <text:p>2.548E-01</text:p>
          </table:table-cell>
          <table:table-cell office:value-type="float" office:value="0.0002459" calcext:value-type="float">
            <text:p>2.459E-04</text:p>
          </table:table-cell>
          <table:table-cell office:value-type="float" office:value="0.0002726" calcext:value-type="float">
            <text:p>2.726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339" calcext:value-type="float">
            <text:p>937.339</text:p>
          </table:table-cell>
          <table:table-cell office:value-type="float" office:value="938.033" calcext:value-type="float">
            <text:p>938.033</text:p>
          </table:table-cell>
          <table:table-cell office:value-type="float" office:value="19.358" calcext:value-type="float">
            <text:p>19.358</text:p>
          </table:table-cell>
          <table:table-cell office:value-type="float" office:value="21.458" calcext:value-type="float">
            <text:p>21.4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9546" calcext:value-type="float">
            <text:p>9.546E-04</text:p>
          </table:table-cell>
          <table:table-cell office:value-type="float" office:value="0.001177" calcext:value-type="float">
            <text:p>1.177E-03</text:p>
          </table:table-cell>
          <table:table-cell office:value-type="float" office:value="0.2632" calcext:value-type="float">
            <text:p>2.632E-01</text:p>
          </table:table-cell>
          <table:table-cell office:value-type="float" office:value="0.292" calcext:value-type="float">
            <text:p>2.920E-01</text:p>
          </table:table-cell>
          <table:table-cell office:value-type="float" office:value="0.0002817" calcext:value-type="float">
            <text:p>2.817E-04</text:p>
          </table:table-cell>
          <table:table-cell office:value-type="float" office:value="0.0003123" calcext:value-type="float">
            <text:p>3.123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8.038" calcext:value-type="float">
            <text:p>938.038</text:p>
          </table:table-cell>
          <table:table-cell office:value-type="float" office:value="938.786" calcext:value-type="float">
            <text:p>938.786</text:p>
          </table:table-cell>
          <table:table-cell office:value-type="float" office:value="21.461" calcext:value-type="float">
            <text:p>21.461</text:p>
          </table:table-cell>
          <table:table-cell office:value-type="float" office:value="23.794" calcext:value-type="float">
            <text:p>23.7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178" calcext:value-type="float">
            <text:p>1.178E-03</text:p>
          </table:table-cell>
          <table:table-cell office:value-type="float" office:value="0.001318" calcext:value-type="float">
            <text:p>1.318E-03</text:p>
          </table:table-cell>
          <table:table-cell office:value-type="float" office:value="0.3024" calcext:value-type="float">
            <text:p>3.024E-01</text:p>
          </table:table-cell>
          <table:table-cell office:value-type="float" office:value="0.3197" calcext:value-type="float">
            <text:p>3.197E-01</text:p>
          </table:table-cell>
          <table:table-cell office:value-type="float" office:value="0.0003234" calcext:value-type="float">
            <text:p>3.234E-04</text:p>
          </table:table-cell>
          <table:table-cell office:value-type="float" office:value="0.0003418" calcext:value-type="float">
            <text:p>3.418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792" calcext:value-type="float">
            <text:p>938.792</text:p>
          </table:table-cell>
          <table:table-cell office:value-type="float" office:value="939.211" calcext:value-type="float">
            <text:p>939.211</text:p>
          </table:table-cell>
          <table:table-cell office:value-type="float" office:value="23.798" calcext:value-type="float">
            <text:p>23.798</text:p>
          </table:table-cell>
          <table:table-cell office:value-type="float" office:value="25.151" calcext:value-type="float">
            <text:p>25.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32" calcext:value-type="float">
            <text:p>1.320E-03</text:p>
          </table:table-cell>
          <table:table-cell office:value-type="float" office:value="0.001402" calcext:value-type="float">
            <text:p>1.402E-03</text:p>
          </table:table-cell>
          <table:table-cell office:value-type="float" office:value="0.3253" calcext:value-type="float">
            <text:p>3.253E-01</text:p>
          </table:table-cell>
          <table:table-cell office:value-type="float" office:value="0.3352" calcext:value-type="float">
            <text:p>3.352E-01</text:p>
          </table:table-cell>
          <table:table-cell office:value-type="float" office:value="0.0003477" calcext:value-type="float">
            <text:p>3.477E-04</text:p>
          </table:table-cell>
          <table:table-cell office:value-type="float" office:value="0.0003583" calcext:value-type="float">
            <text:p>3.583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217" calcext:value-type="float">
            <text:p>939.217</text:p>
          </table:table-cell>
          <table:table-cell office:value-type="float" office:value="939.45" calcext:value-type="float">
            <text:p>939.450</text:p>
          </table:table-cell>
          <table:table-cell office:value-type="float" office:value="25.169" calcext:value-type="float">
            <text:p>25.169</text:p>
          </table:table-cell>
          <table:table-cell office:value-type="float" office:value="25.932" calcext:value-type="float">
            <text:p>25.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404" calcext:value-type="float">
            <text:p>1.404E-03</text:p>
          </table:table-cell>
          <table:table-cell office:value-type="float" office:value="0.001444" calcext:value-type="float">
            <text:p>1.444E-03</text:p>
          </table:table-cell>
          <table:table-cell office:value-type="float" office:value="0.3409" calcext:value-type="float">
            <text:p>3.409E-01</text:p>
          </table:table-cell>
          <table:table-cell office:value-type="float" office:value="0.3457" calcext:value-type="float">
            <text:p>3.457E-01</text:p>
          </table:table-cell>
          <table:table-cell office:value-type="float" office:value="0.0003644" calcext:value-type="float">
            <text:p>3.644E-04</text:p>
          </table:table-cell>
          <table:table-cell office:value-type="float" office:value="0.0003695" calcext:value-type="float">
            <text:p>3.695E-0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306" calcext:value-type="float">
            <text:p>0.306</text:p>
          </table:table-cell>
          <table:table-cell office:value-type="float" office:value="939.456" calcext:value-type="float">
            <text:p>939.456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951" calcext:value-type="float">
            <text:p>25.951</text:p>
          </table:table-cell>
          <table:table-cell office:value-type="float" office:value="26.312" calcext:value-type="float">
            <text:p>26.312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353" calcext:value-type="float">
            <text:p>4.353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52" calcext:value-type="float">
            <text:p>1.552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63" calcext:value-type="float">
            <text:p>1.663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701" calcext:value-type="float">
            <text:p>935.701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642" calcext:value-type="float">
            <text:p>14.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359" calcext:value-type="float">
            <text:p>4.359E-04</text:p>
          </table:table-cell>
          <table:table-cell office:value-type="float" office:value="0.0004897" calcext:value-type="float">
            <text:p>4.897E-04</text:p>
          </table:table-cell>
          <table:table-cell office:value-type="float" office:value="0.1592" calcext:value-type="float">
            <text:p>1.592E-01</text:p>
          </table:table-cell>
          <table:table-cell office:value-type="float" office:value="0.1685" calcext:value-type="float">
            <text:p>1.685E-01</text:p>
          </table:table-cell>
          <table:table-cell office:value-type="float" office:value="0.0001706" calcext:value-type="float">
            <text:p>1.706E-04</text:p>
          </table:table-cell>
          <table:table-cell office:value-type="float" office:value="0.0001806" calcext:value-type="float">
            <text:p>1.806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05" calcext:value-type="float">
            <text:p>935.705</text:p>
          </table:table-cell>
          <table:table-cell office:value-type="float" office:value="936.011" calcext:value-type="float">
            <text:p>936.011</text:p>
          </table:table-cell>
          <table:table-cell office:value-type="float" office:value="14.643" calcext:value-type="float">
            <text:p>14.643</text:p>
          </table:table-cell>
          <table:table-cell office:value-type="float" office:value="15.501" calcext:value-type="float">
            <text:p>15.5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905" calcext:value-type="float">
            <text:p>4.905E-04</text:p>
          </table:table-cell>
          <table:table-cell office:value-type="float" office:value="0.0006291" calcext:value-type="float">
            <text:p>6.291E-04</text:p>
          </table:table-cell>
          <table:table-cell office:value-type="float" office:value="0.1732" calcext:value-type="float">
            <text:p>1.732E-01</text:p>
          </table:table-cell>
          <table:table-cell office:value-type="float" office:value="0.1958" calcext:value-type="float">
            <text:p>1.958E-01</text:p>
          </table:table-cell>
          <table:table-cell office:value-type="float" office:value="0.0001856" calcext:value-type="float">
            <text:p>1.856E-04</text:p>
          </table:table-cell>
          <table:table-cell office:value-type="float" office:value="0.0002097" calcext:value-type="float">
            <text:p>2.097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6.015" calcext:value-type="float">
            <text:p>936.015</text:p>
          </table:table-cell>
          <table:table-cell office:value-type="float" office:value="936.717" calcext:value-type="float">
            <text:p>936.717</text:p>
          </table:table-cell>
          <table:table-cell office:value-type="float" office:value="15.501" calcext:value-type="float">
            <text:p>15.501</text:p>
          </table:table-cell>
          <table:table-cell office:value-type="float" office:value="17.514" calcext:value-type="float">
            <text:p>17.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3" calcext:value-type="float">
            <text:p>6.300E-04</text:p>
          </table:table-cell>
          <table:table-cell office:value-type="float" office:value="0.0007365" calcext:value-type="float">
            <text:p>7.365E-04</text:p>
          </table:table-cell>
          <table:table-cell office:value-type="float" office:value="0.2015" calcext:value-type="float">
            <text:p>2.015E-01</text:p>
          </table:table-cell>
          <table:table-cell office:value-type="float" office:value="0.2176" calcext:value-type="float">
            <text:p>2.176E-01</text:p>
          </table:table-cell>
          <table:table-cell office:value-type="float" office:value="0.0002158" calcext:value-type="float">
            <text:p>2.158E-04</text:p>
          </table:table-cell>
          <table:table-cell office:value-type="float" office:value="0.000233" calcext:value-type="float">
            <text:p>2.330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721" calcext:value-type="float">
            <text:p>936.721</text:p>
          </table:table-cell>
          <table:table-cell office:value-type="float" office:value="937.196" calcext:value-type="float">
            <text:p>937.196</text:p>
          </table:table-cell>
          <table:table-cell office:value-type="float" office:value="17.515" calcext:value-type="float">
            <text:p>17.515</text:p>
          </table:table-cell>
          <table:table-cell office:value-type="float" office:value="18.912" calcext:value-type="float">
            <text:p>18.9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7376" calcext:value-type="float">
            <text:p>7.376E-04</text:p>
          </table:table-cell>
          <table:table-cell office:value-type="float" office:value="0.0008868" calcext:value-type="float">
            <text:p>8.868E-04</text:p>
          </table:table-cell>
          <table:table-cell office:value-type="float" office:value="0.2244" calcext:value-type="float">
            <text:p>2.244E-01</text:p>
          </table:table-cell>
          <table:table-cell office:value-type="float" office:value="0.2458" calcext:value-type="float">
            <text:p>2.458E-01</text:p>
          </table:table-cell>
          <table:table-cell office:value-type="float" office:value="0.0002403" calcext:value-type="float">
            <text:p>2.403E-04</text:p>
          </table:table-cell>
          <table:table-cell office:value-type="float" office:value="0.0002631" calcext:value-type="float">
            <text:p>2.631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01" calcext:value-type="float">
            <text:p>937.201</text:p>
          </table:table-cell>
          <table:table-cell office:value-type="float" office:value="937.793" calcext:value-type="float">
            <text:p>937.793</text:p>
          </table:table-cell>
          <table:table-cell office:value-type="float" office:value="18.914" calcext:value-type="float">
            <text:p>18.914</text:p>
          </table:table-cell>
          <table:table-cell office:value-type="float" office:value="20.708" calcext:value-type="float">
            <text:p>20.7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8881" calcext:value-type="float">
            <text:p>8.881E-04</text:p>
          </table:table-cell>
          <table:table-cell office:value-type="float" office:value="0.001088" calcext:value-type="float">
            <text:p>1.088E-03</text:p>
          </table:table-cell>
          <table:table-cell office:value-type="float" office:value="0.254" calcext:value-type="float">
            <text:p>2.540E-01</text:p>
          </table:table-cell>
          <table:table-cell office:value-type="float" office:value="0.2809" calcext:value-type="float">
            <text:p>2.809E-01</text:p>
          </table:table-cell>
          <table:table-cell office:value-type="float" office:value="0.0002718" calcext:value-type="float">
            <text:p>2.718E-04</text:p>
          </table:table-cell>
          <table:table-cell office:value-type="float" office:value="0.0003005" calcext:value-type="float">
            <text:p>3.005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98" calcext:value-type="float">
            <text:p>937.798</text:p>
          </table:table-cell>
          <table:table-cell office:value-type="float" office:value="938.498" calcext:value-type="float">
            <text:p>938.498</text:p>
          </table:table-cell>
          <table:table-cell office:value-type="float" office:value="20.711" calcext:value-type="float">
            <text:p>20.711</text:p>
          </table:table-cell>
          <table:table-cell office:value-type="float" office:value="22.895" calcext:value-type="float">
            <text:p>22.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09" calcext:value-type="float">
            <text:p>1.090E-03</text:p>
          </table:table-cell>
          <table:table-cell office:value-type="float" office:value="0.001184" calcext:value-type="float">
            <text:p>1.184E-03</text:p>
          </table:table-cell>
          <table:table-cell office:value-type="float" office:value="0.2859" calcext:value-type="float">
            <text:p>2.859E-01</text:p>
          </table:table-cell>
          <table:table-cell office:value-type="float" office:value="0.2978" calcext:value-type="float">
            <text:p>2.978E-01</text:p>
          </table:table-cell>
          <table:table-cell office:value-type="float" office:value="0.0003058" calcext:value-type="float">
            <text:p>3.058E-04</text:p>
          </table:table-cell>
          <table:table-cell office:value-type="float" office:value="0.0003185" calcext:value-type="float">
            <text:p>3.185E-04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0.322" calcext:value-type="float">
            <text:p>0.322</text:p>
          </table:table-cell>
          <table:table-cell office:value-type="float" office:value="938.503" calcext:value-type="float">
            <text:p>938.503</text:p>
          </table:table-cell>
          <table:table-cell office:value-type="float" office:value="938.804" calcext:value-type="float">
            <text:p>938.804</text:p>
          </table:table-cell>
          <table:table-cell office:value-type="float" office:value="22.905" calcext:value-type="float">
            <text:p>22.905</text:p>
          </table:table-cell>
          <table:table-cell office:value-type="float" office:value="23.857" calcext:value-type="float">
            <text:p>23.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185" calcext:value-type="float">
            <text:p>1.185E-03</text:p>
          </table:table-cell>
          <table:table-cell office:value-type="float" office:value="0.001226" calcext:value-type="float">
            <text:p>1.226E-03</text:p>
          </table:table-cell>
          <table:table-cell office:value-type="float" office:value="0.3033" calcext:value-type="float">
            <text:p>3.033E-01</text:p>
          </table:table-cell>
          <table:table-cell office:value-type="float" office:value="0.3084" calcext:value-type="float">
            <text:p>3.084E-01</text:p>
          </table:table-cell>
          <table:table-cell office:value-type="float" office:value="0.0003243" calcext:value-type="float">
            <text:p>3.243E-04</text:p>
          </table:table-cell>
          <table:table-cell office:value-type="float" office:value="0.0003298" calcext:value-type="float">
            <text:p>3.298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809" calcext:value-type="float">
            <text:p>938.809</text:p>
          </table:table-cell>
          <table:table-cell office:value-type="float" office:value="938.934" calcext:value-type="float">
            <text:p>938.934</text:p>
          </table:table-cell>
          <table:table-cell office:value-type="float" office:value="23.867" calcext:value-type="float">
            <text:p>23.867</text:p>
          </table:table-cell>
          <table:table-cell office:value-type="float" office:value="24.27" calcext:value-type="float">
            <text:p>24.2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228" calcext:value-type="float">
            <text:p>1.228E-03</text:p>
          </table:table-cell>
          <table:table-cell office:value-type="float" office:value="0.001446" calcext:value-type="float">
            <text:p>1.446E-03</text:p>
          </table:table-cell>
          <table:table-cell office:value-type="float" office:value="0.3138" calcext:value-type="float">
            <text:p>3.138E-01</text:p>
          </table:table-cell>
          <table:table-cell office:value-type="float" office:value="0.3404" calcext:value-type="float">
            <text:p>3.404E-01</text:p>
          </table:table-cell>
          <table:table-cell office:value-type="float" office:value="0.0003356" calcext:value-type="float">
            <text:p>3.356E-04</text:p>
          </table:table-cell>
          <table:table-cell office:value-type="float" office:value="0.0003638" calcext:value-type="float">
            <text:p>3.638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939" calcext:value-type="float">
            <text:p>938.939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4.288" calcext:value-type="float">
            <text:p>24.288</text:p>
          </table:table-cell>
          <table:table-cell office:value-type="float" office:value="26.332" calcext:value-type="float">
            <text:p>26.332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353" calcext:value-type="float">
            <text:p>4.353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52" calcext:value-type="float">
            <text:p>1.552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63" calcext:value-type="float">
            <text:p>1.663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701" calcext:value-type="float">
            <text:p>935.701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642" calcext:value-type="float">
            <text:p>14.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359" calcext:value-type="float">
            <text:p>4.359E-04</text:p>
          </table:table-cell>
          <table:table-cell office:value-type="float" office:value="0.0004556" calcext:value-type="float">
            <text:p>4.556E-04</text:p>
          </table:table-cell>
          <table:table-cell office:value-type="float" office:value="0.1592" calcext:value-type="float">
            <text:p>1.592E-01</text:p>
          </table:table-cell>
          <table:table-cell office:value-type="float" office:value="0.1627" calcext:value-type="float">
            <text:p>1.627E-01</text:p>
          </table:table-cell>
          <table:table-cell office:value-type="float" office:value="0.0001706" calcext:value-type="float">
            <text:p>1.706E-04</text:p>
          </table:table-cell>
          <table:table-cell office:value-type="float" office:value="0.0001743" calcext:value-type="float">
            <text:p>1.743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05" calcext:value-type="float">
            <text:p>935.705</text:p>
          </table:table-cell>
          <table:table-cell office:value-type="float" office:value="935.819" calcext:value-type="float">
            <text:p>935.819</text:p>
          </table:table-cell>
          <table:table-cell office:value-type="float" office:value="14.643" calcext:value-type="float">
            <text:p>14.643</text:p>
          </table:table-cell>
          <table:table-cell office:value-type="float" office:value="14.963" calcext:value-type="float">
            <text:p>14.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563" calcext:value-type="float">
            <text:p>4.563E-04</text:p>
          </table:table-cell>
          <table:table-cell office:value-type="float" office:value="0.0006109" calcext:value-type="float">
            <text:p>6.109E-04</text:p>
          </table:table-cell>
          <table:table-cell office:value-type="float" office:value="0.1672" calcext:value-type="float">
            <text:p>1.672E-01</text:p>
          </table:table-cell>
          <table:table-cell office:value-type="float" office:value="0.1929" calcext:value-type="float">
            <text:p>1.929E-01</text:p>
          </table:table-cell>
          <table:table-cell office:value-type="float" office:value="0.0001791" calcext:value-type="float">
            <text:p>1.791E-04</text:p>
          </table:table-cell>
          <table:table-cell office:value-type="float" office:value="0.0002067" calcext:value-type="float">
            <text:p>2.067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823" calcext:value-type="float">
            <text:p>935.823</text:p>
          </table:table-cell>
          <table:table-cell office:value-type="float" office:value="936.624" calcext:value-type="float">
            <text:p>936.624</text:p>
          </table:table-cell>
          <table:table-cell office:value-type="float" office:value="14.963" calcext:value-type="float">
            <text:p>14.963</text:p>
          </table:table-cell>
          <table:table-cell office:value-type="float" office:value="17.262" calcext:value-type="float">
            <text:p>17.2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118" calcext:value-type="float">
            <text:p>6.118E-04</text:p>
          </table:table-cell>
          <table:table-cell office:value-type="float" office:value="0.0007642" calcext:value-type="float">
            <text:p>7.642E-04</text:p>
          </table:table-cell>
          <table:table-cell office:value-type="float" office:value="0.1986" calcext:value-type="float">
            <text:p>1.986E-01</text:p>
          </table:table-cell>
          <table:table-cell office:value-type="float" office:value="0.2216" calcext:value-type="float">
            <text:p>2.216E-01</text:p>
          </table:table-cell>
          <table:table-cell office:value-type="float" office:value="0.0002127" calcext:value-type="float">
            <text:p>2.127E-04</text:p>
          </table:table-cell>
          <table:table-cell office:value-type="float" office:value="0.0002373" calcext:value-type="float">
            <text:p>2.373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29" calcext:value-type="float">
            <text:p>936.629</text:p>
          </table:table-cell>
          <table:table-cell office:value-type="float" office:value="937.306" calcext:value-type="float">
            <text:p>937.306</text:p>
          </table:table-cell>
          <table:table-cell office:value-type="float" office:value="17.263" calcext:value-type="float">
            <text:p>17.263</text:p>
          </table:table-cell>
          <table:table-cell office:value-type="float" office:value="19.257" calcext:value-type="float">
            <text:p>19.2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7653" calcext:value-type="float">
            <text:p>7.653E-04</text:p>
          </table:table-cell>
          <table:table-cell office:value-type="float" office:value="0.0009296" calcext:value-type="float">
            <text:p>9.296E-04</text:p>
          </table:table-cell>
          <table:table-cell office:value-type="float" office:value="0.2286" calcext:value-type="float">
            <text:p>2.286E-01</text:p>
          </table:table-cell>
          <table:table-cell office:value-type="float" office:value="0.2516" calcext:value-type="float">
            <text:p>2.516E-01</text:p>
          </table:table-cell>
          <table:table-cell office:value-type="float" office:value="0.0002447" calcext:value-type="float">
            <text:p>2.447E-04</text:p>
          </table:table-cell>
          <table:table-cell office:value-type="float" office:value="0.0002693" calcext:value-type="float">
            <text:p>2.693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311" calcext:value-type="float">
            <text:p>937.311</text:p>
          </table:table-cell>
          <table:table-cell office:value-type="float" office:value="937.95" calcext:value-type="float">
            <text:p>937.950</text:p>
          </table:table-cell>
          <table:table-cell office:value-type="float" office:value="19.26" calcext:value-type="float">
            <text:p>19.260</text:p>
          </table:table-cell>
          <table:table-cell office:value-type="float" office:value="21.195" calcext:value-type="float">
            <text:p>21.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931" calcext:value-type="float">
            <text:p>9.310E-04</text:p>
          </table:table-cell>
          <table:table-cell office:value-type="float" office:value="0.001126" calcext:value-type="float">
            <text:p>1.126E-03</text:p>
          </table:table-cell>
          <table:table-cell office:value-type="float" office:value="0.26" calcext:value-type="float">
            <text:p>2.600E-01</text:p>
          </table:table-cell>
          <table:table-cell office:value-type="float" office:value="0.2857" calcext:value-type="float">
            <text:p>2.857E-01</text:p>
          </table:table-cell>
          <table:table-cell office:value-type="float" office:value="0.0002782" calcext:value-type="float">
            <text:p>2.782E-04</text:p>
          </table:table-cell>
          <table:table-cell office:value-type="float" office:value="0.0003055" calcext:value-type="float">
            <text:p>3.055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955" calcext:value-type="float">
            <text:p>937.955</text:p>
          </table:table-cell>
          <table:table-cell office:value-type="float" office:value="938.623" calcext:value-type="float">
            <text:p>938.623</text:p>
          </table:table-cell>
          <table:table-cell office:value-type="float" office:value="21.198" calcext:value-type="float">
            <text:p>21.198</text:p>
          </table:table-cell>
          <table:table-cell office:value-type="float" office:value="23.28" calcext:value-type="float">
            <text:p>23.2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128" calcext:value-type="float">
            <text:p>1.128E-03</text:p>
          </table:table-cell>
          <table:table-cell office:value-type="float" office:value="0.001364" calcext:value-type="float">
            <text:p>1.364E-03</text:p>
          </table:table-cell>
          <table:table-cell office:value-type="float" office:value="0.2959" calcext:value-type="float">
            <text:p>2.959E-01</text:p>
          </table:table-cell>
          <table:table-cell office:value-type="float" office:value="0.3251" calcext:value-type="float">
            <text:p>3.251E-01</text:p>
          </table:table-cell>
          <table:table-cell office:value-type="float" office:value="0.0003164" calcext:value-type="float">
            <text:p>3.164E-04</text:p>
          </table:table-cell>
          <table:table-cell office:value-type="float" office:value="0.0003476" calcext:value-type="float">
            <text:p>3.476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628" calcext:value-type="float">
            <text:p>938.628</text:p>
          </table:table-cell>
          <table:table-cell office:value-type="float" office:value="939.339" calcext:value-type="float">
            <text:p>939.339</text:p>
          </table:table-cell>
          <table:table-cell office:value-type="float" office:value="23.284" calcext:value-type="float">
            <text:p>23.284</text:p>
          </table:table-cell>
          <table:table-cell office:value-type="float" office:value="25.576" calcext:value-type="float">
            <text:p>25.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366" calcext:value-type="float">
            <text:p>1.366E-03</text:p>
          </table:table-cell>
          <table:table-cell office:value-type="float" office:value="0.001444" calcext:value-type="float">
            <text:p>1.444E-03</text:p>
          </table:table-cell>
          <table:table-cell office:value-type="float" office:value="0.3376" calcext:value-type="float">
            <text:p>3.376E-01</text:p>
          </table:table-cell>
          <table:table-cell office:value-type="float" office:value="0.3471" calcext:value-type="float">
            <text:p>3.471E-01</text:p>
          </table:table-cell>
          <table:table-cell office:value-type="float" office:value="0.0003608" calcext:value-type="float">
            <text:p>3.608E-04</text:p>
          </table:table-cell>
          <table:table-cell office:value-type="float" office:value="0.000371" calcext:value-type="float">
            <text:p>3.710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345" calcext:value-type="float">
            <text:p>939.345</text:p>
          </table:table-cell>
          <table:table-cell office:value-type="float" office:value="939.56" calcext:value-type="float">
            <text:p>939.560</text:p>
          </table:table-cell>
          <table:table-cell office:value-type="float" office:value="25.581" calcext:value-type="float">
            <text:p>25.581</text:p>
          </table:table-cell>
          <table:table-cell office:value-type="float" office:value="26.299" calcext:value-type="float">
            <text:p>26.299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468" calcext:value-type="float">
            <text:p>2.468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132" calcext:value-type="float">
            <text:p>1.132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14" calcext:value-type="float">
            <text:p>1.21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402" calcext:value-type="float">
            <text:p>934.402</text:p>
          </table:table-cell>
          <table:table-cell office:value-type="float" office:value="9.64" calcext:value-type="float">
            <text:p>9.640</text:p>
          </table:table-cell>
          <table:table-cell office:value-type="float" office:value="11.017" calcext:value-type="float">
            <text:p>11.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72" calcext:value-type="float">
            <text:p>2.472E-04</text:p>
          </table:table-cell>
          <table:table-cell office:value-type="float" office:value="0.0003047" calcext:value-type="float">
            <text:p>3.047E-04</text:p>
          </table:table-cell>
          <table:table-cell office:value-type="float" office:value="0.1166" calcext:value-type="float">
            <text:p>1.166E-01</text:p>
          </table:table-cell>
          <table:table-cell office:value-type="float" office:value="0.1292" calcext:value-type="float">
            <text:p>1.292E-01</text:p>
          </table:table-cell>
          <table:table-cell office:value-type="float" office:value="0.000125" calcext:value-type="float">
            <text:p>1.250E-04</text:p>
          </table:table-cell>
          <table:table-cell office:value-type="float" office:value="0.0001385" calcext:value-type="float">
            <text:p>1.385E-0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378" calcext:value-type="float">
            <text:p>0.378</text:p>
          </table:table-cell>
          <table:table-cell office:value-type="float" office:value="934.405" calcext:value-type="float">
            <text:p>934.405</text:p>
          </table:table-cell>
          <table:table-cell office:value-type="float" office:value="934.842" calcext:value-type="float">
            <text:p>934.842</text:p>
          </table:table-cell>
          <table:table-cell office:value-type="float" office:value="11.003" calcext:value-type="float">
            <text:p>11.003</text:p>
          </table:table-cell>
          <table:table-cell office:value-type="float" office:value="12.189" calcext:value-type="float">
            <text:p>12.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052" calcext:value-type="float">
            <text:p>3.052E-04</text:p>
          </table:table-cell>
          <table:table-cell office:value-type="float" office:value="0.0003314" calcext:value-type="float">
            <text:p>3.314E-04</text:p>
          </table:table-cell>
          <table:table-cell office:value-type="float" office:value="0.1328" calcext:value-type="float">
            <text:p>1.328E-01</text:p>
          </table:table-cell>
          <table:table-cell office:value-type="float" office:value="0.1383" calcext:value-type="float">
            <text:p>1.383E-01</text:p>
          </table:table-cell>
          <table:table-cell office:value-type="float" office:value="0.0001424" calcext:value-type="float">
            <text:p>1.424E-04</text:p>
          </table:table-cell>
          <table:table-cell office:value-type="float" office:value="0.0001483" calcext:value-type="float">
            <text:p>1.483E-04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368" calcext:value-type="float">
            <text:p>0.368</text:p>
          </table:table-cell>
          <table:table-cell office:value-type="float" office:value="934.845" calcext:value-type="float">
            <text:p>934.845</text:p>
          </table:table-cell>
          <table:table-cell office:value-type="float" office:value="935.026" calcext:value-type="float">
            <text:p>935.026</text:p>
          </table:table-cell>
          <table:table-cell office:value-type="float" office:value="12.197" calcext:value-type="float">
            <text:p>12.197</text:p>
          </table:table-cell>
          <table:table-cell office:value-type="float" office:value="12.701" calcext:value-type="float">
            <text:p>12.7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19" calcext:value-type="float">
            <text:p>3.319E-04</text:p>
          </table:table-cell>
          <table:table-cell office:value-type="float" office:value="0.0006064" calcext:value-type="float">
            <text:p>6.064E-04</text:p>
          </table:table-cell>
          <table:table-cell office:value-type="float" office:value="0.143" calcext:value-type="float">
            <text:p>1.430E-01</text:p>
          </table:table-cell>
          <table:table-cell office:value-type="float" office:value="0.1922" calcext:value-type="float">
            <text:p>1.922E-01</text:p>
          </table:table-cell>
          <table:table-cell office:value-type="float" office:value="0.0001533" calcext:value-type="float">
            <text:p>1.533E-04</text:p>
          </table:table-cell>
          <table:table-cell office:value-type="float" office:value="0.0002059" calcext:value-type="float">
            <text:p>2.059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029" calcext:value-type="float">
            <text:p>935.029</text:p>
          </table:table-cell>
          <table:table-cell office:value-type="float" office:value="936.557" calcext:value-type="float">
            <text:p>936.557</text:p>
          </table:table-cell>
          <table:table-cell office:value-type="float" office:value="12.808" calcext:value-type="float">
            <text:p>12.808</text:p>
          </table:table-cell>
          <table:table-cell office:value-type="float" office:value="17.2" calcext:value-type="float">
            <text:p>17.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073" calcext:value-type="float">
            <text:p>6.073E-04</text:p>
          </table:table-cell>
          <table:table-cell office:value-type="float" office:value="0.0007442" calcext:value-type="float">
            <text:p>7.442E-04</text:p>
          </table:table-cell>
          <table:table-cell office:value-type="float" office:value="0.1979" calcext:value-type="float">
            <text:p>1.979E-01</text:p>
          </table:table-cell>
          <table:table-cell office:value-type="float" office:value="0.2187" calcext:value-type="float">
            <text:p>2.187E-01</text:p>
          </table:table-cell>
          <table:table-cell office:value-type="float" office:value="0.0002119" calcext:value-type="float">
            <text:p>2.119E-04</text:p>
          </table:table-cell>
          <table:table-cell office:value-type="float" office:value="0.0002342" calcext:value-type="float">
            <text:p>2.342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61" calcext:value-type="float">
            <text:p>936.561</text:p>
          </table:table-cell>
          <table:table-cell office:value-type="float" office:value="937.175" calcext:value-type="float">
            <text:p>937.175</text:p>
          </table:table-cell>
          <table:table-cell office:value-type="float" office:value="17.201" calcext:value-type="float">
            <text:p>17.201</text:p>
          </table:table-cell>
          <table:table-cell office:value-type="float" office:value="19.008" calcext:value-type="float">
            <text:p>19.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7453" calcext:value-type="float">
            <text:p>7.453E-04</text:p>
          </table:table-cell>
          <table:table-cell office:value-type="float" office:value="0.000896" calcext:value-type="float">
            <text:p>8.960E-04</text:p>
          </table:table-cell>
          <table:table-cell office:value-type="float" office:value="0.2256" calcext:value-type="float">
            <text:p>2.256E-01</text:p>
          </table:table-cell>
          <table:table-cell office:value-type="float" office:value="0.2471" calcext:value-type="float">
            <text:p>2.471E-01</text:p>
          </table:table-cell>
          <table:table-cell office:value-type="float" office:value="0.0002415" calcext:value-type="float">
            <text:p>2.415E-04</text:p>
          </table:table-cell>
          <table:table-cell office:value-type="float" office:value="0.0002644" calcext:value-type="float">
            <text:p>2.644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8" calcext:value-type="float">
            <text:p>937.180</text:p>
          </table:table-cell>
          <table:table-cell office:value-type="float" office:value="937.775" calcext:value-type="float">
            <text:p>937.775</text:p>
          </table:table-cell>
          <table:table-cell office:value-type="float" office:value="19.01" calcext:value-type="float">
            <text:p>19.010</text:p>
          </table:table-cell>
          <table:table-cell office:value-type="float" office:value="20.814" calcext:value-type="float">
            <text:p>20.8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8973" calcext:value-type="float">
            <text:p>8.973E-04</text:p>
          </table:table-cell>
          <table:table-cell office:value-type="float" office:value="0.001076" calcext:value-type="float">
            <text:p>1.076E-03</text:p>
          </table:table-cell>
          <table:table-cell office:value-type="float" office:value="0.2553" calcext:value-type="float">
            <text:p>2.553E-01</text:p>
          </table:table-cell>
          <table:table-cell office:value-type="float" office:value="0.2793" calcext:value-type="float">
            <text:p>2.793E-01</text:p>
          </table:table-cell>
          <table:table-cell office:value-type="float" office:value="0.0002732" calcext:value-type="float">
            <text:p>2.732E-04</text:p>
          </table:table-cell>
          <table:table-cell office:value-type="float" office:value="0.0002987" calcext:value-type="float">
            <text:p>2.987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8" calcext:value-type="float">
            <text:p>937.780</text:p>
          </table:table-cell>
          <table:table-cell office:value-type="float" office:value="938.404" calcext:value-type="float">
            <text:p>938.404</text:p>
          </table:table-cell>
          <table:table-cell office:value-type="float" office:value="20.816" calcext:value-type="float">
            <text:p>20.816</text:p>
          </table:table-cell>
          <table:table-cell office:value-type="float" office:value="22.762" calcext:value-type="float">
            <text:p>22.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077" calcext:value-type="float">
            <text:p>1.077E-03</text:p>
          </table:table-cell>
          <table:table-cell office:value-type="float" office:value="0.001305" calcext:value-type="float">
            <text:p>1.305E-03</text:p>
          </table:table-cell>
          <table:table-cell office:value-type="float" office:value="0.2892" calcext:value-type="float">
            <text:p>2.892E-01</text:p>
          </table:table-cell>
          <table:table-cell office:value-type="float" office:value="0.318" calcext:value-type="float">
            <text:p>3.180E-01</text:p>
          </table:table-cell>
          <table:table-cell office:value-type="float" office:value="0.0003094" calcext:value-type="float">
            <text:p>3.094E-04</text:p>
          </table:table-cell>
          <table:table-cell office:value-type="float" office:value="0.0003401" calcext:value-type="float">
            <text:p>3.401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409" calcext:value-type="float">
            <text:p>938.409</text:p>
          </table:table-cell>
          <table:table-cell office:value-type="float" office:value="939.109" calcext:value-type="float">
            <text:p>939.109</text:p>
          </table:table-cell>
          <table:table-cell office:value-type="float" office:value="22.766" calcext:value-type="float">
            <text:p>22.766</text:p>
          </table:table-cell>
          <table:table-cell office:value-type="float" office:value="25.023" calcext:value-type="float">
            <text:p>25.0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306" calcext:value-type="float">
            <text:p>1.306E-03</text:p>
          </table:table-cell>
          <table:table-cell office:value-type="float" office:value="0.00147" calcext:value-type="float">
            <text:p>1.470E-03</text:p>
          </table:table-cell>
          <table:table-cell office:value-type="float" office:value="0.3302" calcext:value-type="float">
            <text:p>3.302E-01</text:p>
          </table:table-cell>
          <table:table-cell office:value-type="float" office:value="0.3501" calcext:value-type="float">
            <text:p>3.501E-01</text:p>
          </table:table-cell>
          <table:table-cell office:value-type="float" office:value="0.000353" calcext:value-type="float">
            <text:p>3.530E-04</text:p>
          </table:table-cell>
          <table:table-cell office:value-type="float" office:value="0.0003742" calcext:value-type="float">
            <text:p>3.742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115" calcext:value-type="float">
            <text:p>939.115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028" calcext:value-type="float">
            <text:p>25.028</text:p>
          </table:table-cell>
          <table:table-cell office:value-type="float" office:value="26.53" calcext:value-type="float">
            <text:p>26.530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321" calcext:value-type="float">
            <text:p>4.321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46" calcext:value-type="float">
            <text:p>1.546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57" calcext:value-type="float">
            <text:p>1.65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682" calcext:value-type="float">
            <text:p>935.682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59" calcext:value-type="float">
            <text:p>14.5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327" calcext:value-type="float">
            <text:p>4.327E-04</text:p>
          </table:table-cell>
          <table:table-cell office:value-type="float" office:value="0.0006163" calcext:value-type="float">
            <text:p>6.163E-04</text:p>
          </table:table-cell>
          <table:table-cell office:value-type="float" office:value="0.1629" calcext:value-type="float">
            <text:p>1.629E-01</text:p>
          </table:table-cell>
          <table:table-cell office:value-type="float" office:value="0.1938" calcext:value-type="float">
            <text:p>1.938E-01</text:p>
          </table:table-cell>
          <table:table-cell office:value-type="float" office:value="0.0001745" calcext:value-type="float">
            <text:p>1.745E-04</text:p>
          </table:table-cell>
          <table:table-cell office:value-type="float" office:value="0.0002076" calcext:value-type="float">
            <text:p>2.076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686" calcext:value-type="float">
            <text:p>935.686</text:p>
          </table:table-cell>
          <table:table-cell office:value-type="float" office:value="936.646" calcext:value-type="float">
            <text:p>936.646</text:p>
          </table:table-cell>
          <table:table-cell office:value-type="float" office:value="14.579" calcext:value-type="float">
            <text:p>14.579</text:p>
          </table:table-cell>
          <table:table-cell office:value-type="float" office:value="17.337" calcext:value-type="float">
            <text:p>17.3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6172" calcext:value-type="float">
            <text:p>6.172E-04</text:p>
          </table:table-cell>
          <table:table-cell office:value-type="float" office:value="0.0007442" calcext:value-type="float">
            <text:p>7.442E-04</text:p>
          </table:table-cell>
          <table:table-cell office:value-type="float" office:value="0.1995" calcext:value-type="float">
            <text:p>1.995E-01</text:p>
          </table:table-cell>
          <table:table-cell office:value-type="float" office:value="0.2188" calcext:value-type="float">
            <text:p>2.188E-01</text:p>
          </table:table-cell>
          <table:table-cell office:value-type="float" office:value="0.0002136" calcext:value-type="float">
            <text:p>2.136E-04</text:p>
          </table:table-cell>
          <table:table-cell office:value-type="float" office:value="0.0002342" calcext:value-type="float">
            <text:p>2.342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51" calcext:value-type="float">
            <text:p>936.651</text:p>
          </table:table-cell>
          <table:table-cell office:value-type="float" office:value="937.218" calcext:value-type="float">
            <text:p>937.218</text:p>
          </table:table-cell>
          <table:table-cell office:value-type="float" office:value="17.338" calcext:value-type="float">
            <text:p>17.338</text:p>
          </table:table-cell>
          <table:table-cell office:value-type="float" office:value="19.008" calcext:value-type="float">
            <text:p>19.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453" calcext:value-type="float">
            <text:p>7.453E-04</text:p>
          </table:table-cell>
          <table:table-cell office:value-type="float" office:value="0.000892" calcext:value-type="float">
            <text:p>8.920E-04</text:p>
          </table:table-cell>
          <table:table-cell office:value-type="float" office:value="0.2256" calcext:value-type="float">
            <text:p>2.256E-01</text:p>
          </table:table-cell>
          <table:table-cell office:value-type="float" office:value="0.2465" calcext:value-type="float">
            <text:p>2.465E-01</text:p>
          </table:table-cell>
          <table:table-cell office:value-type="float" office:value="0.0002415" calcext:value-type="float">
            <text:p>2.415E-04</text:p>
          </table:table-cell>
          <table:table-cell office:value-type="float" office:value="0.0002638" calcext:value-type="float">
            <text:p>2.638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23" calcext:value-type="float">
            <text:p>937.223</text:p>
          </table:table-cell>
          <table:table-cell office:value-type="float" office:value="937.803" calcext:value-type="float">
            <text:p>937.803</text:p>
          </table:table-cell>
          <table:table-cell office:value-type="float" office:value="19.01" calcext:value-type="float">
            <text:p>19.010</text:p>
          </table:table-cell>
          <table:table-cell office:value-type="float" office:value="20.768" calcext:value-type="float">
            <text:p>20.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8934" calcext:value-type="float">
            <text:p>8.934E-04</text:p>
          </table:table-cell>
          <table:table-cell office:value-type="float" office:value="0.001106" calcext:value-type="float">
            <text:p>1.106E-03</text:p>
          </table:table-cell>
          <table:table-cell office:value-type="float" office:value="0.2548" calcext:value-type="float">
            <text:p>2.548E-01</text:p>
          </table:table-cell>
          <table:table-cell office:value-type="float" office:value="0.2832" calcext:value-type="float">
            <text:p>2.832E-01</text:p>
          </table:table-cell>
          <table:table-cell office:value-type="float" office:value="0.0002726" calcext:value-type="float">
            <text:p>2.726E-04</text:p>
          </table:table-cell>
          <table:table-cell office:value-type="float" office:value="0.0003029" calcext:value-type="float">
            <text:p>3.029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808" calcext:value-type="float">
            <text:p>937.808</text:p>
          </table:table-cell>
          <table:table-cell office:value-type="float" office:value="938.548" calcext:value-type="float">
            <text:p>938.548</text:p>
          </table:table-cell>
          <table:table-cell office:value-type="float" office:value="20.771" calcext:value-type="float">
            <text:p>20.771</text:p>
          </table:table-cell>
          <table:table-cell office:value-type="float" office:value="23.078" calcext:value-type="float">
            <text:p>23.0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108" calcext:value-type="float">
            <text:p>1.108E-03</text:p>
          </table:table-cell>
          <table:table-cell office:value-type="float" office:value="0.001109" calcext:value-type="float">
            <text:p>1.109E-03</text:p>
          </table:table-cell>
          <table:table-cell office:value-type="float" office:value="0.288" calcext:value-type="float">
            <text:p>2.880E-01</text:p>
          </table:table-cell>
          <table:table-cell office:value-type="float" office:value="0.2883" calcext:value-type="float">
            <text:p>2.883E-01</text:p>
          </table:table-cell>
          <table:table-cell office:value-type="float" office:value="0.0003081" calcext:value-type="float">
            <text:p>3.081E-04</text:p>
          </table:table-cell>
          <table:table-cell office:value-type="float" office:value="0.0003083" calcext:value-type="float">
            <text:p>3.083E-04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0.323" calcext:value-type="float">
            <text:p>0.323</text:p>
          </table:table-cell>
          <table:table-cell office:value-type="float" office:value="938.553" calcext:value-type="float">
            <text:p>938.553</text:p>
          </table:table-cell>
          <table:table-cell office:value-type="float" office:value="938.558" calcext:value-type="float">
            <text:p>938.558</text:p>
          </table:table-cell>
          <table:table-cell office:value-type="float" office:value="23.095" calcext:value-type="float">
            <text:p>23.095</text:p>
          </table:table-cell>
          <table:table-cell office:value-type="float" office:value="23.112" calcext:value-type="float">
            <text:p>23.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111" calcext:value-type="float">
            <text:p>1.111E-03</text:p>
          </table:table-cell>
          <table:table-cell office:value-type="float" office:value="0.001263" calcext:value-type="float">
            <text:p>1.263E-03</text:p>
          </table:table-cell>
          <table:table-cell office:value-type="float" office:value="0.2937" calcext:value-type="float">
            <text:p>2.937E-01</text:p>
          </table:table-cell>
          <table:table-cell office:value-type="float" office:value="0.313" calcext:value-type="float">
            <text:p>3.130E-01</text:p>
          </table:table-cell>
          <table:table-cell office:value-type="float" office:value="0.0003141" calcext:value-type="float">
            <text:p>3.141E-04</text:p>
          </table:table-cell>
          <table:table-cell office:value-type="float" office:value="0.0003346" calcext:value-type="float">
            <text:p>3.346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564" calcext:value-type="float">
            <text:p>938.564</text:p>
          </table:table-cell>
          <table:table-cell office:value-type="float" office:value="939.032" calcext:value-type="float">
            <text:p>939.032</text:p>
          </table:table-cell>
          <table:table-cell office:value-type="float" office:value="23.116" calcext:value-type="float">
            <text:p>23.116</text:p>
          </table:table-cell>
          <table:table-cell office:value-type="float" office:value="24.626" calcext:value-type="float">
            <text:p>24.6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265" calcext:value-type="float">
            <text:p>1.265E-03</text:p>
          </table:table-cell>
          <table:table-cell office:value-type="float" office:value="0.001415" calcext:value-type="float">
            <text:p>1.415E-03</text:p>
          </table:table-cell>
          <table:table-cell office:value-type="float" office:value="0.3185" calcext:value-type="float">
            <text:p>3.185E-01</text:p>
          </table:table-cell>
          <table:table-cell office:value-type="float" office:value="0.3366" calcext:value-type="float">
            <text:p>3.366E-01</text:p>
          </table:table-cell>
          <table:table-cell office:value-type="float" office:value="0.0003405" calcext:value-type="float">
            <text:p>3.405E-04</text:p>
          </table:table-cell>
          <table:table-cell office:value-type="float" office:value="0.0003598" calcext:value-type="float">
            <text:p>3.598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038" calcext:value-type="float">
            <text:p>939.038</text:p>
          </table:table-cell>
          <table:table-cell office:value-type="float" office:value="939.466" calcext:value-type="float">
            <text:p>939.466</text:p>
          </table:table-cell>
          <table:table-cell office:value-type="float" office:value="24.644" calcext:value-type="float">
            <text:p>24.644</text:p>
          </table:table-cell>
          <table:table-cell office:value-type="float" office:value="26.046" calcext:value-type="float">
            <text:p>26.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417" calcext:value-type="float">
            <text:p>1.417E-03</text:p>
          </table:table-cell>
          <table:table-cell office:value-type="float" office:value="0.001451" calcext:value-type="float">
            <text:p>1.451E-03</text:p>
          </table:table-cell>
          <table:table-cell office:value-type="float" office:value="0.348" calcext:value-type="float">
            <text:p>3.480E-01</text:p>
          </table:table-cell>
          <table:table-cell office:value-type="float" office:value="0.3521" calcext:value-type="float">
            <text:p>3.521E-01</text:p>
          </table:table-cell>
          <table:table-cell office:value-type="float" office:value="0.0003719" calcext:value-type="float">
            <text:p>3.719E-04</text:p>
          </table:table-cell>
          <table:table-cell office:value-type="float" office:value="0.0003763" calcext:value-type="float">
            <text:p>3.763E-04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0.302" calcext:value-type="float">
            <text:p>0.302</text:p>
          </table:table-cell>
          <table:table-cell office:value-type="float" office:value="939.471" calcext:value-type="float">
            <text:p>939.471</text:p>
          </table:table-cell>
          <table:table-cell office:value-type="float" office:value="939.562" calcext:value-type="float">
            <text:p>939.562</text:p>
          </table:table-cell>
          <table:table-cell office:value-type="float" office:value="26.064" calcext:value-type="float">
            <text:p>26.064</text:p>
          </table:table-cell>
          <table:table-cell office:value-type="float" office:value="26.37" calcext:value-type="float">
            <text:p>26.370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549" calcext:value-type="float">
            <text:p>3.549E-07</text:p>
          </table:table-cell>
          <table:table-cell office:value-type="float" office:value="0.002986" calcext:value-type="float">
            <text:p>2.986E-03</text:p>
          </table:table-cell>
          <table:table-cell office:value-type="float" office:value="0.005776" calcext:value-type="float">
            <text:p>5.776E-03</text:p>
          </table:table-cell>
          <table:table-cell office:value-type="float" office:value="0.00000321" calcext:value-type="float">
            <text:p>3.210E-06</text:p>
          </table:table-cell>
          <table:table-cell office:value-type="float" office:value="0.000006209" calcext:value-type="float">
            <text:p>6.209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33" calcext:value-type="float">
            <text:p>930.333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554" calcext:value-type="float">
            <text:p>3.554E-07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006004" calcext:value-type="float">
            <text:p>6.004E-03</text:p>
          </table:table-cell>
          <table:table-cell office:value-type="float" office:value="0.0249" calcext:value-type="float">
            <text:p>2.490E-02</text:p>
          </table:table-cell>
          <table:table-cell office:value-type="float" office:value="0.000006453" calcext:value-type="float">
            <text:p>6.453E-06</text:p>
          </table:table-cell>
          <table:table-cell office:value-type="float" office:value="0.00002676" calcext:value-type="float">
            <text:p>2.676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06" calcext:value-type="float">
            <text:p>930.406</text:p>
          </table:table-cell>
          <table:table-cell office:value-type="float" office:value="931.211" calcext:value-type="float">
            <text:p>931.211</text:p>
          </table:table-cell>
          <table:table-cell office:value-type="float" office:value="0.848" calcext:value-type="float">
            <text:p>0.848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414" calcext:value-type="float">
            <text:p>1.414E-05</text:p>
          </table:table-cell>
          <table:table-cell office:value-type="float" office:value="0.00003535" calcext:value-type="float">
            <text:p>3.535E-05</text:p>
          </table:table-cell>
          <table:table-cell office:value-type="float" office:value="0.0264" calcext:value-type="float">
            <text:p>2.640E-02</text:p>
          </table:table-cell>
          <table:table-cell office:value-type="float" office:value="0.04028" calcext:value-type="float">
            <text:p>4.028E-02</text:p>
          </table:table-cell>
          <table:table-cell office:value-type="float" office:value="0.00002837" calcext:value-type="float">
            <text:p>2.837E-05</text:p>
          </table:table-cell>
          <table:table-cell office:value-type="float" office:value="0.00004327" calcext:value-type="float">
            <text:p>4.327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12" calcext:value-type="float">
            <text:p>931.212</text:p>
          </table:table-cell>
          <table:table-cell office:value-type="float" office:value="931.804" calcext:value-type="float">
            <text:p>931.804</text:p>
          </table:table-cell>
          <table:table-cell office:value-type="float" office:value="2.892" calcext:value-type="float">
            <text:p>2.89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541" calcext:value-type="float">
            <text:p>3.541E-05</text:p>
          </table:table-cell>
          <table:table-cell office:value-type="float" office:value="0.00009131" calcext:value-type="float">
            <text:p>9.131E-05</text:p>
          </table:table-cell>
          <table:table-cell office:value-type="float" office:value="0.04151" calcext:value-type="float">
            <text:p>4.151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00006998" calcext:value-type="float">
            <text:p>6.998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805" calcext:value-type="float">
            <text:p>931.805</text:p>
          </table:table-cell>
          <table:table-cell office:value-type="float" office:value="932.78" calcext:value-type="float">
            <text:p>932.780</text:p>
          </table:table-cell>
          <table:table-cell office:value-type="float" office:value="4.366" calcext:value-type="float">
            <text:p>4.366</text:p>
          </table:table-cell>
          <table:table-cell office:value-type="float" office:value="6.825" calcext:value-type="float">
            <text:p>6.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9144" calcext:value-type="float">
            <text:p>9.144E-05</text:p>
          </table:table-cell>
          <table:table-cell office:value-type="float" office:value="0.0001874" calcext:value-type="float">
            <text:p>1.874E-04</text:p>
          </table:table-cell>
          <table:table-cell office:value-type="float" office:value="0.06738" calcext:value-type="float">
            <text:p>6.738E-02</text:p>
          </table:table-cell>
          <table:table-cell office:value-type="float" office:value="0.09545" calcext:value-type="float">
            <text:p>9.545E-02</text:p>
          </table:table-cell>
          <table:table-cell office:value-type="float" office:value="0.00007233" calcext:value-type="float">
            <text:p>7.233E-05</text:p>
          </table:table-cell>
          <table:table-cell office:value-type="float" office:value="0.0001024" calcext:value-type="float">
            <text:p>1.024E-0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82" calcext:value-type="float">
            <text:p>932.782</text:p>
          </table:table-cell>
          <table:table-cell office:value-type="float" office:value="933.88" calcext:value-type="float">
            <text:p>933.880</text:p>
          </table:table-cell>
          <table:table-cell office:value-type="float" office:value="6.821" calcext:value-type="float">
            <text:p>6.821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9897" calcext:value-type="float">
            <text:p>9.897E-02</text:p>
          </table:table-cell>
          <table:table-cell office:value-type="float" office:value="0.1204" calcext:value-type="float">
            <text:p>1.204E-01</text:p>
          </table:table-cell>
          <table:table-cell office:value-type="float" office:value="0.0001062" calcext:value-type="float">
            <text:p>1.062E-04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82" calcext:value-type="float">
            <text:p>933.882</text:p>
          </table:table-cell>
          <table:table-cell office:value-type="float" office:value="934.669" calcext:value-type="float">
            <text:p>934.669</text:p>
          </table:table-cell>
          <table:table-cell office:value-type="float" office:value="9.64" calcext:value-type="float">
            <text:p>9.640</text:p>
          </table:table-cell>
          <table:table-cell office:value-type="float" office:value="11.72" calcext:value-type="float">
            <text:p>11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004353" calcext:value-type="float">
            <text:p>4.353E-04</text:p>
          </table:table-cell>
          <table:table-cell office:value-type="float" office:value="0.1252" calcext:value-type="float">
            <text:p>1.252E-01</text:p>
          </table:table-cell>
          <table:table-cell office:value-type="float" office:value="0.1552" calcext:value-type="float">
            <text:p>1.552E-01</text:p>
          </table:table-cell>
          <table:table-cell office:value-type="float" office:value="0.0001342" calcext:value-type="float">
            <text:p>1.342E-04</text:p>
          </table:table-cell>
          <table:table-cell office:value-type="float" office:value="0.0001663" calcext:value-type="float">
            <text:p>1.663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672" calcext:value-type="float">
            <text:p>934.672</text:p>
          </table:table-cell>
          <table:table-cell office:value-type="float" office:value="935.701" calcext:value-type="float">
            <text:p>935.701</text:p>
          </table:table-cell>
          <table:table-cell office:value-type="float" office:value="11.822" calcext:value-type="float">
            <text:p>11.822</text:p>
          </table:table-cell>
          <table:table-cell office:value-type="float" office:value="14.642" calcext:value-type="float">
            <text:p>14.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359" calcext:value-type="float">
            <text:p>4.359E-04</text:p>
          </table:table-cell>
          <table:table-cell office:value-type="float" office:value="0.0004411" calcext:value-type="float">
            <text:p>4.411E-04</text:p>
          </table:table-cell>
          <table:table-cell office:value-type="float" office:value="0.1592" calcext:value-type="float">
            <text:p>1.592E-01</text:p>
          </table:table-cell>
          <table:table-cell office:value-type="float" office:value="0.1601" calcext:value-type="float">
            <text:p>1.601E-01</text:p>
          </table:table-cell>
          <table:table-cell office:value-type="float" office:value="0.0001706" calcext:value-type="float">
            <text:p>1.706E-04</text:p>
          </table:table-cell>
          <table:table-cell office:value-type="float" office:value="0.0001716" calcext:value-type="float">
            <text:p>1.716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05" calcext:value-type="float">
            <text:p>935.705</text:p>
          </table:table-cell>
          <table:table-cell office:value-type="float" office:value="935.735" calcext:value-type="float">
            <text:p>935.735</text:p>
          </table:table-cell>
          <table:table-cell office:value-type="float" office:value="14.643" calcext:value-type="float">
            <text:p>14.643</text:p>
          </table:table-cell>
          <table:table-cell office:value-type="float" office:value="14.727" calcext:value-type="float">
            <text:p>14.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417" calcext:value-type="float">
            <text:p>4.417E-04</text:p>
          </table:table-cell>
          <table:table-cell office:value-type="float" office:value="0.0006498" calcext:value-type="float">
            <text:p>6.498E-04</text:p>
          </table:table-cell>
          <table:table-cell office:value-type="float" office:value="0.1645" calcext:value-type="float">
            <text:p>1.645E-01</text:p>
          </table:table-cell>
          <table:table-cell office:value-type="float" office:value="0.1989" calcext:value-type="float">
            <text:p>1.989E-01</text:p>
          </table:table-cell>
          <table:table-cell office:value-type="float" office:value="0.0001763" calcext:value-type="float">
            <text:p>1.763E-04</text:p>
          </table:table-cell>
          <table:table-cell office:value-type="float" office:value="0.000213" calcext:value-type="float">
            <text:p>2.130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739" calcext:value-type="float">
            <text:p>935.739</text:p>
          </table:table-cell>
          <table:table-cell office:value-type="float" office:value="936.808" calcext:value-type="float">
            <text:p>936.808</text:p>
          </table:table-cell>
          <table:table-cell office:value-type="float" office:value="14.727" calcext:value-type="float">
            <text:p>14.727</text:p>
          </table:table-cell>
          <table:table-cell office:value-type="float" office:value="17.794" calcext:value-type="float">
            <text:p>17.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508" calcext:value-type="float">
            <text:p>6.508E-04</text:p>
          </table:table-cell>
          <table:table-cell office:value-type="float" office:value="0.0007755" calcext:value-type="float">
            <text:p>7.755E-04</text:p>
          </table:table-cell>
          <table:table-cell office:value-type="float" office:value="0.2048" calcext:value-type="float">
            <text:p>2.048E-01</text:p>
          </table:table-cell>
          <table:table-cell office:value-type="float" office:value="0.2233" calcext:value-type="float">
            <text:p>2.233E-01</text:p>
          </table:table-cell>
          <table:table-cell office:value-type="float" office:value="0.0002193" calcext:value-type="float">
            <text:p>2.193E-04</text:p>
          </table:table-cell>
          <table:table-cell office:value-type="float" office:value="0.000239" calcext:value-type="float">
            <text:p>2.390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812" calcext:value-type="float">
            <text:p>936.812</text:p>
          </table:table-cell>
          <table:table-cell office:value-type="float" office:value="937.357" calcext:value-type="float">
            <text:p>937.357</text:p>
          </table:table-cell>
          <table:table-cell office:value-type="float" office:value="17.796" calcext:value-type="float">
            <text:p>17.796</text:p>
          </table:table-cell>
          <table:table-cell office:value-type="float" office:value="19.397" calcext:value-type="float">
            <text:p>19.3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7767" calcext:value-type="float">
            <text:p>7.767E-04</text:p>
          </table:table-cell>
          <table:table-cell office:value-type="float" office:value="0.0007824" calcext:value-type="float">
            <text:p>7.824E-04</text:p>
          </table:table-cell>
          <table:table-cell office:value-type="float" office:value="0.227" calcext:value-type="float">
            <text:p>2.270E-01</text:p>
          </table:table-cell>
          <table:table-cell office:value-type="float" office:value="0.2278" calcext:value-type="float">
            <text:p>2.278E-01</text:p>
          </table:table-cell>
          <table:table-cell office:value-type="float" office:value="0.000243" calcext:value-type="float">
            <text:p>2.430E-04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0.344" calcext:value-type="float">
            <text:p>0.344</text:p>
          </table:table-cell>
          <table:table-cell office:value-type="float" office:value="937.361" calcext:value-type="float">
            <text:p>937.361</text:p>
          </table:table-cell>
          <table:table-cell office:value-type="float" office:value="937.385" calcext:value-type="float">
            <text:p>937.385</text:p>
          </table:table-cell>
          <table:table-cell office:value-type="float" office:value="19.412" calcext:value-type="float">
            <text:p>19.412</text:p>
          </table:table-cell>
          <table:table-cell office:value-type="float" office:value="19.482" calcext:value-type="float">
            <text:p>19.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7836" calcext:value-type="float">
            <text:p>7.836E-04</text:p>
          </table:table-cell>
          <table:table-cell office:value-type="float" office:value="0.0008947" calcext:value-type="float">
            <text:p>8.947E-04</text:p>
          </table:table-cell>
          <table:table-cell office:value-type="float" office:value="0.2312" calcext:value-type="float">
            <text:p>2.312E-01</text:p>
          </table:table-cell>
          <table:table-cell office:value-type="float" office:value="0.2469" calcext:value-type="float">
            <text:p>2.469E-01</text:p>
          </table:table-cell>
          <table:table-cell office:value-type="float" office:value="0.0002475" calcext:value-type="float">
            <text:p>2.475E-04</text:p>
          </table:table-cell>
          <table:table-cell office:value-type="float" office:value="0.0002642" calcext:value-type="float">
            <text:p>2.642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39" calcext:value-type="float">
            <text:p>937.390</text:p>
          </table:table-cell>
          <table:table-cell office:value-type="float" office:value="937.824" calcext:value-type="float">
            <text:p>937.824</text:p>
          </table:table-cell>
          <table:table-cell office:value-type="float" office:value="19.484" calcext:value-type="float">
            <text:p>19.484</text:p>
          </table:table-cell>
          <table:table-cell office:value-type="float" office:value="20.799" calcext:value-type="float">
            <text:p>20.7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896" calcext:value-type="float">
            <text:p>8.960E-04</text:p>
          </table:table-cell>
          <table:table-cell office:value-type="float" office:value="0.0009066" calcext:value-type="float">
            <text:p>9.066E-04</text:p>
          </table:table-cell>
          <table:table-cell office:value-type="float" office:value="0.2511" calcext:value-type="float">
            <text:p>2.511E-01</text:p>
          </table:table-cell>
          <table:table-cell office:value-type="float" office:value="0.2525" calcext:value-type="float">
            <text:p>2.525E-01</text:p>
          </table:table-cell>
          <table:table-cell office:value-type="float" office:value="0.0002687" calcext:value-type="float">
            <text:p>2.687E-04</text:p>
          </table:table-cell>
          <table:table-cell office:value-type="float" office:value="0.0002702" calcext:value-type="float">
            <text:p>2.702E-04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0.333" calcext:value-type="float">
            <text:p>0.333</text:p>
          </table:table-cell>
          <table:table-cell office:value-type="float" office:value="937.829" calcext:value-type="float">
            <text:p>937.829</text:p>
          </table:table-cell>
          <table:table-cell office:value-type="float" office:value="937.868" calcext:value-type="float">
            <text:p>937.868</text:p>
          </table:table-cell>
          <table:table-cell office:value-type="float" office:value="20.814" calcext:value-type="float">
            <text:p>20.814</text:p>
          </table:table-cell>
          <table:table-cell office:value-type="float" office:value="20.935" calcext:value-type="float">
            <text:p>20.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9079" calcext:value-type="float">
            <text:p>9.079E-04</text:p>
          </table:table-cell>
          <table:table-cell office:value-type="float" office:value="0.001022" calcext:value-type="float">
            <text:p>1.022E-03</text:p>
          </table:table-cell>
          <table:table-cell office:value-type="float" office:value="0.2576" calcext:value-type="float">
            <text:p>2.576E-01</text:p>
          </table:table-cell>
          <table:table-cell office:value-type="float" office:value="0.2732" calcext:value-type="float">
            <text:p>2.732E-01</text:p>
          </table:table-cell>
          <table:table-cell office:value-type="float" office:value="0.0002757" calcext:value-type="float">
            <text:p>2.757E-04</text:p>
          </table:table-cell>
          <table:table-cell office:value-type="float" office:value="0.0002922" calcext:value-type="float">
            <text:p>2.922E-0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0.326" calcext:value-type="float">
            <text:p>0.326</text:p>
          </table:table-cell>
          <table:table-cell office:value-type="float" office:value="937.873" calcext:value-type="float">
            <text:p>937.873</text:p>
          </table:table-cell>
          <table:table-cell office:value-type="float" office:value="938.273" calcext:value-type="float">
            <text:p>938.273</text:p>
          </table:table-cell>
          <table:table-cell office:value-type="float" office:value="20.859" calcext:value-type="float">
            <text:p>20.859</text:p>
          </table:table-cell>
          <table:table-cell office:value-type="float" office:value="22.11" calcext:value-type="float">
            <text:p>22.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023" calcext:value-type="float">
            <text:p>1.023E-03</text:p>
          </table:table-cell>
          <table:table-cell office:value-type="float" office:value="0.001182" calcext:value-type="float">
            <text:p>1.182E-03</text:p>
          </table:table-cell>
          <table:table-cell office:value-type="float" office:value="0.2797" calcext:value-type="float">
            <text:p>2.797E-01</text:p>
          </table:table-cell>
          <table:table-cell office:value-type="float" office:value="0.3005" calcext:value-type="float">
            <text:p>3.005E-01</text:p>
          </table:table-cell>
          <table:table-cell office:value-type="float" office:value="0.0002992" calcext:value-type="float">
            <text:p>2.992E-04</text:p>
          </table:table-cell>
          <table:table-cell office:value-type="float" office:value="0.0003214" calcext:value-type="float">
            <text:p>3.214E-0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318" calcext:value-type="float">
            <text:p>0.318</text:p>
          </table:table-cell>
          <table:table-cell office:value-type="float" office:value="938.278" calcext:value-type="float">
            <text:p>938.278</text:p>
          </table:table-cell>
          <table:table-cell office:value-type="float" office:value="938.79" calcext:value-type="float">
            <text:p>938.790</text:p>
          </table:table-cell>
          <table:table-cell office:value-type="float" office:value="22.126" calcext:value-type="float">
            <text:p>22.126</text:p>
          </table:table-cell>
          <table:table-cell office:value-type="float" office:value="23.764" calcext:value-type="float">
            <text:p>23.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184" calcext:value-type="float">
            <text:p>1.184E-03</text:p>
          </table:table-cell>
          <table:table-cell office:value-type="float" office:value="0.001285" calcext:value-type="float">
            <text:p>1.285E-03</text:p>
          </table:table-cell>
          <table:table-cell office:value-type="float" office:value="0.3076" calcext:value-type="float">
            <text:p>3.076E-01</text:p>
          </table:table-cell>
          <table:table-cell office:value-type="float" office:value="0.3205" calcext:value-type="float">
            <text:p>3.205E-01</text:p>
          </table:table-cell>
          <table:table-cell office:value-type="float" office:value="0.0003289" calcext:value-type="float">
            <text:p>3.289E-04</text:p>
          </table:table-cell>
          <table:table-cell office:value-type="float" office:value="0.0003426" calcext:value-type="float">
            <text:p>3.426E-04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796" calcext:value-type="float">
            <text:p>938.796</text:p>
          </table:table-cell>
          <table:table-cell office:value-type="float" office:value="939.099" calcext:value-type="float">
            <text:p>939.099</text:p>
          </table:table-cell>
          <table:table-cell office:value-type="float" office:value="23.781" calcext:value-type="float">
            <text:p>23.781</text:p>
          </table:table-cell>
          <table:table-cell office:value-type="float" office:value="24.772" calcext:value-type="float">
            <text:p>24.7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287" calcext:value-type="float">
            <text:p>1.287E-03</text:p>
          </table:table-cell>
          <table:table-cell office:value-type="float" office:value="0.001293" calcext:value-type="float">
            <text:p>1.293E-03</text:p>
          </table:table-cell>
          <table:table-cell office:value-type="float" office:value="0.3304" calcext:value-type="float">
            <text:p>3.304E-01</text:p>
          </table:table-cell>
          <table:table-cell office:value-type="float" office:value="0.3311" calcext:value-type="float">
            <text:p>3.311E-01</text:p>
          </table:table-cell>
          <table:table-cell office:value-type="float" office:value="0.0003532" calcext:value-type="float">
            <text:p>3.532E-04</text:p>
          </table:table-cell>
          <table:table-cell office:value-type="float" office:value="0.000354" calcext:value-type="float">
            <text:p>3.540E-04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0.303" calcext:value-type="float">
            <text:p>0.303</text:p>
          </table:table-cell>
          <table:table-cell office:value-type="float" office:value="939.104" calcext:value-type="float">
            <text:p>939.104</text:p>
          </table:table-cell>
          <table:table-cell office:value-type="float" office:value="939.121" calcext:value-type="float">
            <text:p>939.121</text:p>
          </table:table-cell>
          <table:table-cell office:value-type="float" office:value="24.873" calcext:value-type="float">
            <text:p>24.873</text:p>
          </table:table-cell>
          <table:table-cell office:value-type="float" office:value="24.928" calcext:value-type="float">
            <text:p>24.9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295" calcext:value-type="float">
            <text:p>1.295E-03</text:p>
          </table:table-cell>
          <table:table-cell office:value-type="float" office:value="0.001342" calcext:value-type="float">
            <text:p>1.342E-03</text:p>
          </table:table-cell>
          <table:table-cell office:value-type="float" office:value="0.3364" calcext:value-type="float">
            <text:p>3.364E-01</text:p>
          </table:table-cell>
          <table:table-cell office:value-type="float" office:value="0.3424" calcext:value-type="float">
            <text:p>3.424E-01</text:p>
          </table:table-cell>
          <table:table-cell office:value-type="float" office:value="0.0003596" calcext:value-type="float">
            <text:p>3.596E-04</text:p>
          </table:table-cell>
          <table:table-cell office:value-type="float" office:value="0.000366" calcext:value-type="float">
            <text:p>3.660E-04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0.299" calcext:value-type="float">
            <text:p>0.299</text:p>
          </table:table-cell>
          <table:table-cell office:value-type="float" office:value="939.126" calcext:value-type="float">
            <text:p>939.126</text:p>
          </table:table-cell>
          <table:table-cell office:value-type="float" office:value="939.254" calcext:value-type="float">
            <text:p>939.254</text:p>
          </table:table-cell>
          <table:table-cell office:value-type="float" office:value="24.946" calcext:value-type="float">
            <text:p>24.946</text:p>
          </table:table-cell>
          <table:table-cell office:value-type="float" office:value="25.385" calcext:value-type="float">
            <text:p>25.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344" calcext:value-type="float">
            <text:p>1.344E-03</text:p>
          </table:table-cell>
          <table:table-cell office:value-type="float" office:value="0.001356" calcext:value-type="float">
            <text:p>1.356E-03</text:p>
          </table:table-cell>
          <table:table-cell office:value-type="float" office:value="0.3486" calcext:value-type="float">
            <text:p>3.486E-01</text:p>
          </table:table-cell>
          <table:table-cell office:value-type="float" office:value="0.3502" calcext:value-type="float">
            <text:p>3.502E-01</text:p>
          </table:table-cell>
          <table:table-cell office:value-type="float" office:value="0.0003726" calcext:value-type="float">
            <text:p>3.726E-04</text:p>
          </table:table-cell>
          <table:table-cell office:value-type="float" office:value="0.0003742" calcext:value-type="float">
            <text:p>3.742E-04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0.294" calcext:value-type="float">
            <text:p>0.294</text:p>
          </table:table-cell>
          <table:table-cell office:value-type="float" office:value="939.26" calcext:value-type="float">
            <text:p>939.260</text:p>
          </table:table-cell>
          <table:table-cell office:value-type="float" office:value="939.292" calcext:value-type="float">
            <text:p>939.292</text:p>
          </table:table-cell>
          <table:table-cell office:value-type="float" office:value="25.467" calcext:value-type="float">
            <text:p>25.467</text:p>
          </table:table-cell>
          <table:table-cell office:value-type="float" office:value="25.578" calcext:value-type="float">
            <text:p>25.5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358" calcext:value-type="float">
            <text:p>1.358E-03</text:p>
          </table:table-cell>
          <table:table-cell office:value-type="float" office:value="0.001436" calcext:value-type="float">
            <text:p>1.436E-03</text:p>
          </table:table-cell>
          <table:table-cell office:value-type="float" office:value="0.3546" calcext:value-type="float">
            <text:p>3.546E-01</text:p>
          </table:table-cell>
          <table:table-cell office:value-type="float" office:value="0.3645" calcext:value-type="float">
            <text:p>3.645E-01</text:p>
          </table:table-cell>
          <table:table-cell office:value-type="float" office:value="0.0003789" calcext:value-type="float">
            <text:p>3.789E-04</text:p>
          </table:table-cell>
          <table:table-cell office:value-type="float" office:value="0.0003895" calcext:value-type="float">
            <text:p>3.895E-04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0.291" calcext:value-type="float">
            <text:p>0.291</text:p>
          </table:table-cell>
          <table:table-cell office:value-type="float" office:value="939.297" calcext:value-type="float">
            <text:p>939.297</text:p>
          </table:table-cell>
          <table:table-cell office:value-type="float" office:value="939.5" calcext:value-type="float">
            <text:p>939.500</text:p>
          </table:table-cell>
          <table:table-cell office:value-type="float" office:value="25.597" calcext:value-type="float">
            <text:p>25.597</text:p>
          </table:table-cell>
          <table:table-cell office:value-type="float" office:value="26.314" calcext:value-type="float">
            <text:p>26.3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438" calcext:value-type="float">
            <text:p>1.438E-03</text:p>
          </table:table-cell>
          <table:table-cell office:value-type="float" office:value="0.001461" calcext:value-type="float">
            <text:p>1.461E-03</text:p>
          </table:table-cell>
          <table:table-cell office:value-type="float" office:value="0.3691" calcext:value-type="float">
            <text:p>3.691E-01</text:p>
          </table:table-cell>
          <table:table-cell office:value-type="float" office:value="0.372" calcext:value-type="float">
            <text:p>3.720E-01</text:p>
          </table:table-cell>
          <table:table-cell office:value-type="float" office:value="0.0003944" calcext:value-type="float">
            <text:p>3.944E-04</text:p>
          </table:table-cell>
          <table:table-cell office:value-type="float" office:value="0.0003975" calcext:value-type="float">
            <text:p>3.975E-04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0.287" calcext:value-type="float">
            <text:p>0.287</text:p>
          </table:table-cell>
          <table:table-cell office:value-type="float" office:value="939.506" calcext:value-type="float">
            <text:p>939.506</text:p>
          </table:table-cell>
          <table:table-cell office:value-type="float" office:value="939.565" calcext:value-type="float">
            <text:p>939.565</text:p>
          </table:table-cell>
          <table:table-cell office:value-type="float" office:value="26.333" calcext:value-type="float">
            <text:p>26.333</text:p>
          </table:table-cell>
          <table:table-cell office:value-type="float" office:value="26.544" calcext:value-type="float">
            <text:p>26.544</text:p>
          </table:table-cell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19:53.982261956</meta:creation-date>
    <meta:generator>LibreOffice/7.3.7.2$Linux_X86_64 LibreOffice_project/30$Build-2</meta:generator>
    <dc:date>2023-10-24T22:01:32.223251323</dc:date>
    <meta:editing-duration>PT11M54S</meta:editing-duration>
    <meta:editing-cycles>4</meta:editing-cycles>
    <meta:document-statistic meta:table-count="9" meta:cell-count="2190" meta:object-count="0"/>
  </office:meta>
</office:document-meta>
</file>